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1.19192100655678" calcext:value-type="float">
            <text:p>-1.19192100655678</text:p>
          </table:table-cell>
          <table:table-cell office:value-type="float" office:value="-0.408718964056115" calcext:value-type="float">
            <text:p>-0.408718964056115</text:p>
          </table:table-cell>
          <table:table-cell table:number-columns-repeated="2" office:value-type="float" office:value="-1.19192100655678" calcext:value-type="float">
            <text:p>-1.19192100655678</text:p>
          </table:table-cell>
          <table:table-cell table:number-columns-repeated="2" office:value-type="float" office:value="-2.22205183573807" calcext:value-type="float">
            <text:p>-2.22205183573807</text:p>
          </table:table-cell>
          <table:table-cell office:value-type="float" office:value="-2.68006070890981" calcext:value-type="float">
            <text:p>-2.68006070890981</text:p>
          </table:table-cell>
          <table:table-cell office:value-type="float" office:value="-0.671841997386144" calcext:value-type="float">
            <text:p>-0.671841997386144</text:p>
          </table:table-cell>
          <table:table-cell office:value-type="float" office:value="-0.760441632927844" calcext:value-type="float">
            <text:p>-0.760441632927844</text:p>
          </table:table-cell>
          <table:table-cell office:value-type="float" office:value="-0.555258964608746" calcext:value-type="float">
            <text:p>-0.555258964608746</text:p>
          </table:table-cell>
          <table:table-cell office:value-type="float" office:value="-1.30961889590351" calcext:value-type="float">
            <text:p>-1.30961889590351</text:p>
          </table:table-cell>
          <table:table-cell office:value-type="float" office:value="0.79398933055341" calcext:value-type="float">
            <text:p>0.7939893305534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4.08226281344" calcext:value-type="float">
            <text:p>-4.08226281344</text:p>
          </table:table-cell>
          <table:table-cell office:value-type="float" office:value="-1.36956482701821" calcext:value-type="float">
            <text:p>-1.36956482701821</text:p>
          </table:table-cell>
          <table:table-cell office:value-type="float" office:value="-7.62581474222845" calcext:value-type="float">
            <text:p>-7.62581474222845</text:p>
          </table:table-cell>
          <table:table-cell office:value-type="float" office:value="-4.20049647127521" calcext:value-type="float">
            <text:p>-4.20049647127521</text:p>
          </table:table-cell>
          <table:table-cell office:value-type="float" office:value="-2.63170056004012" calcext:value-type="float">
            <text:p>-2.63170056004012</text:p>
          </table:table-cell>
          <table:table-cell office:value-type="float" office:value="-8.1980312132923" calcext:value-type="float">
            <text:p>-8.1980312132923</text:p>
          </table:table-cell>
          <table:table-cell office:value-type="float" office:value="-0.458350815984054" calcext:value-type="float">
            <text:p>-0.458350815984054</text:p>
          </table:table-cell>
          <table:table-cell office:value-type="float" office:value="-8.1980312132923" calcext:value-type="float">
            <text:p>-8.1980312132923</text:p>
          </table:table-cell>
          <table:table-cell office:value-type="float" office:value="-4.48965515096858" calcext:value-type="float">
            <text:p>-4.48965515096858</text:p>
          </table:table-cell>
          <table:table-cell office:value-type="float" office:value="-2.82701855327169" calcext:value-type="float">
            <text:p>-2.82701855327169</text:p>
          </table:table-cell>
          <table:table-cell office:value-type="float" office:value="-4.40809263608109" calcext:value-type="float">
            <text:p>-4.40809263608109</text:p>
          </table:table-cell>
          <table:table-cell office:value-type="float" office:value="2.78339109381745" calcext:value-type="float">
            <text:p>2.7833910938174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0.362891353394168" calcext:value-type="float">
            <text:p>0.362891353394168</text:p>
          </table:table-cell>
          <table:table-cell office:value-type="float" office:value="-1.99226676753883" calcext:value-type="float">
            <text:p>-1.99226676753883</text:p>
          </table:table-cell>
          <table:table-cell office:value-type="float" office:value="-4.89103437838891" calcext:value-type="float">
            <text:p>-4.89103437838891</text:p>
          </table:table-cell>
          <table:table-cell office:value-type="float" office:value="-2.92600998006717" calcext:value-type="float">
            <text:p>-2.92600998006717</text:p>
          </table:table-cell>
          <table:table-cell office:value-type="float" office:value="-2.10147909137332" calcext:value-type="float">
            <text:p>-2.10147909137332</text:p>
          </table:table-cell>
          <table:table-cell office:value-type="float" office:value="-9.50552912575219" calcext:value-type="float">
            <text:p>-9.50552912575219</text:p>
          </table:table-cell>
          <table:table-cell office:value-type="float" office:value="-1.65716403971834" calcext:value-type="float">
            <text:p>-1.65716403971834</text:p>
          </table:table-cell>
          <table:table-cell office:value-type="float" office:value="-3.35938437095646" calcext:value-type="float">
            <text:p>-3.35938437095646</text:p>
          </table:table-cell>
          <table:table-cell office:value-type="float" office:value="-4.56110305810244" calcext:value-type="float">
            <text:p>-4.56110305810244</text:p>
          </table:table-cell>
          <table:table-cell office:value-type="float" office:value="-3.02576869973817" calcext:value-type="float">
            <text:p>-3.02576869973817</text:p>
          </table:table-cell>
          <table:table-cell office:value-type="float" office:value="-3.36568481582417" calcext:value-type="float">
            <text:p>-3.36568481582417</text:p>
          </table:table-cell>
          <table:table-cell office:value-type="float" office:value="2.62611071900085" calcext:value-type="float">
            <text:p>2.6261107190008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5.22903997572833" calcext:value-type="float">
            <text:p>-5.22903997572833</text:p>
          </table:table-cell>
          <table:table-cell office:value-type="float" office:value="-0.470211510571342" calcext:value-type="float">
            <text:p>-0.470211510571342</text:p>
          </table:table-cell>
          <table:table-cell office:value-type="float" office:value="-5.93953134606886" calcext:value-type="float">
            <text:p>-5.93953134606886</text:p>
          </table:table-cell>
          <table:table-cell office:value-type="float" office:value="-6.36020990536659" calcext:value-type="float">
            <text:p>-6.36020990536659</text:p>
          </table:table-cell>
          <table:table-cell office:value-type="float" office:value="-1.47616419789167" calcext:value-type="float">
            <text:p>-1.47616419789167</text:p>
          </table:table-cell>
          <table:table-cell office:value-type="float" office:value="-9.89012295505086" calcext:value-type="float">
            <text:p>-9.89012295505086</text:p>
          </table:table-cell>
          <table:table-cell office:value-type="float" office:value="-4.43082665153542" calcext:value-type="float">
            <text:p>-4.43082665153542</text:p>
          </table:table-cell>
          <table:table-cell office:value-type="float" office:value="-3.25102470281764" calcext:value-type="float">
            <text:p>-3.25102470281764</text:p>
          </table:table-cell>
          <table:table-cell office:value-type="float" office:value="-9.31028057348492" calcext:value-type="float">
            <text:p>-9.31028057348492</text:p>
          </table:table-cell>
          <table:table-cell office:value-type="float" office:value="-6.56364585801489" calcext:value-type="float">
            <text:p>-6.56364585801489</text:p>
          </table:table-cell>
          <table:table-cell office:value-type="float" office:value="-5.29210576765305" calcext:value-type="float">
            <text:p>-5.29210576765305</text:p>
          </table:table-cell>
          <table:table-cell office:value-type="float" office:value="3.0402517543659" calcext:value-type="float">
            <text:p>3.040251754365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3.21837102539152" calcext:value-type="float">
            <text:p>-3.21837102539152</text:p>
          </table:table-cell>
          <table:table-cell office:value-type="float" office:value="-2.43585809036692" calcext:value-type="float">
            <text:p>-2.43585809036692</text:p>
          </table:table-cell>
          <table:table-cell office:value-type="float" office:value="-6.62011150805683" calcext:value-type="float">
            <text:p>-6.62011150805683</text:p>
          </table:table-cell>
          <table:table-cell office:value-type="float" office:value="-1.34386228132888" calcext:value-type="float">
            <text:p>-1.34386228132888</text:p>
          </table:table-cell>
          <table:table-cell office:value-type="float" office:value="-0.621750547854" calcext:value-type="float">
            <text:p>-0.621750547854</text:p>
          </table:table-cell>
          <table:table-cell office:value-type="float" office:value="-4.13930961717978" calcext:value-type="float">
            <text:p>-4.13930961717978</text:p>
          </table:table-cell>
          <table:table-cell office:value-type="float" office:value="-0.839349784827065" calcext:value-type="float">
            <text:p>-0.839349784827065</text:p>
          </table:table-cell>
          <table:table-cell office:value-type="float" office:value="-20.6101479788686" calcext:value-type="float">
            <text:p>-20.6101479788686</text:p>
          </table:table-cell>
          <table:table-cell office:value-type="float" office:value="-3.82135660050644" calcext:value-type="float">
            <text:p>-3.82135660050644</text:p>
          </table:table-cell>
          <table:table-cell office:value-type="float" office:value="-3.20848199290828" calcext:value-type="float">
            <text:p>-3.20848199290828</text:p>
          </table:table-cell>
          <table:table-cell office:value-type="float" office:value="-4.68585994272883" calcext:value-type="float">
            <text:p>-4.68585994272883</text:p>
          </table:table-cell>
          <table:table-cell office:value-type="float" office:value="5.87131078933732" calcext:value-type="float">
            <text:p>5.8713107893373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3.10449681502222" calcext:value-type="float">
            <text:p>-3.10449681502222</text:p>
          </table:table-cell>
          <table:table-cell office:value-type="float" office:value="-10.526946540082" calcext:value-type="float">
            <text:p>-10.526946540082</text:p>
          </table:table-cell>
          <table:table-cell office:value-type="float" office:value="-1.76296452338006" calcext:value-type="float">
            <text:p>-1.76296452338006</text:p>
          </table:table-cell>
          <table:table-cell office:value-type="float" office:value="-9.74907117334068" calcext:value-type="float">
            <text:p>-9.74907117334068</text:p>
          </table:table-cell>
          <table:table-cell office:value-type="float" office:value="-7.85391408545441" calcext:value-type="float">
            <text:p>-7.85391408545441</text:p>
          </table:table-cell>
          <table:table-cell office:value-type="float" office:value="-8.4801219531571" calcext:value-type="float">
            <text:p>-8.4801219531571</text:p>
          </table:table-cell>
          <table:table-cell office:value-type="float" office:value="-2.97948342613779" calcext:value-type="float">
            <text:p>-2.97948342613779</text:p>
          </table:table-cell>
          <table:table-cell office:value-type="float" office:value="-6.42968627169793" calcext:value-type="float">
            <text:p>-6.42968627169793</text:p>
          </table:table-cell>
          <table:table-cell office:value-type="float" office:value="-20.3818372816251" calcext:value-type="float">
            <text:p>-20.3818372816251</text:p>
          </table:table-cell>
          <table:table-cell office:value-type="float" office:value="-8.14148707916504" calcext:value-type="float">
            <text:p>-8.14148707916504</text:p>
          </table:table-cell>
          <table:table-cell office:value-type="float" office:value="-7.94100091490623" calcext:value-type="float">
            <text:p>-7.94100091490623</text:p>
          </table:table-cell>
          <table:table-cell office:value-type="float" office:value="5.30753872604734" calcext:value-type="float">
            <text:p>5.3075387260473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11.8057683843203" calcext:value-type="float">
            <text:p>-11.8057683843203</text:p>
          </table:table-cell>
          <table:table-cell office:value-type="float" office:value="-4.72121819614346" calcext:value-type="float">
            <text:p>-4.72121819614346</text:p>
          </table:table-cell>
          <table:table-cell office:value-type="float" office:value="-7.78419788631363" calcext:value-type="float">
            <text:p>-7.78419788631363</text:p>
          </table:table-cell>
          <table:table-cell office:value-type="float" office:value="-4.6376064506461" calcext:value-type="float">
            <text:p>-4.6376064506461</text:p>
          </table:table-cell>
          <table:table-cell office:value-type="float" office:value="-17.8905854991693" calcext:value-type="float">
            <text:p>-17.8905854991693</text:p>
          </table:table-cell>
          <table:table-cell office:value-type="float" office:value="-3.45118801217504" calcext:value-type="float">
            <text:p>-3.45118801217504</text:p>
          </table:table-cell>
          <table:table-cell office:value-type="float" office:value="-6.95569690731825" calcext:value-type="float">
            <text:p>-6.95569690731825</text:p>
          </table:table-cell>
          <table:table-cell office:value-type="float" office:value="-12.791136682984" calcext:value-type="float">
            <text:p>-12.791136682984</text:p>
          </table:table-cell>
          <table:table-cell office:value-type="float" office:value="-2.15402296380709" calcext:value-type="float">
            <text:p>-2.15402296380709</text:p>
          </table:table-cell>
          <table:table-cell office:value-type="float" office:value="-13.9076367268056" calcext:value-type="float">
            <text:p>-13.9076367268056</text:p>
          </table:table-cell>
          <table:table-cell office:value-type="float" office:value="-8.60990577096828" calcext:value-type="float">
            <text:p>-8.60990577096828</text:p>
          </table:table-cell>
          <table:table-cell office:value-type="float" office:value="5.21219983879457" calcext:value-type="float">
            <text:p>5.2121998387945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3.29089144910563" calcext:value-type="float">
            <text:p>-3.29089144910563</text:p>
          </table:table-cell>
          <table:table-cell office:value-type="float" office:value="-5.69458475342355" calcext:value-type="float">
            <text:p>-5.69458475342355</text:p>
          </table:table-cell>
          <table:table-cell office:value-type="float" office:value="-7.48981354517031" calcext:value-type="float">
            <text:p>-7.48981354517031</text:p>
          </table:table-cell>
          <table:table-cell office:value-type="float" office:value="-4.18825399027084" calcext:value-type="float">
            <text:p>-4.18825399027084</text:p>
          </table:table-cell>
          <table:table-cell office:value-type="float" office:value="-16.5029966266706" calcext:value-type="float">
            <text:p>-16.5029966266706</text:p>
          </table:table-cell>
          <table:table-cell office:value-type="float" office:value="-4.46482944405941" calcext:value-type="float">
            <text:p>-4.46482944405941</text:p>
          </table:table-cell>
          <table:table-cell office:value-type="float" office:value="-8.58023604020397" calcext:value-type="float">
            <text:p>-8.58023604020397</text:p>
          </table:table-cell>
          <table:table-cell office:value-type="float" office:value="-7.23685667470976" calcext:value-type="float">
            <text:p>-7.23685667470976</text:p>
          </table:table-cell>
          <table:table-cell office:value-type="float" office:value="-11.3796364662232" calcext:value-type="float">
            <text:p>-11.3796364662232</text:p>
          </table:table-cell>
          <table:table-cell office:value-type="float" office:value="-13.6519103327457" calcext:value-type="float">
            <text:p>-13.6519103327457</text:p>
          </table:table-cell>
          <table:table-cell office:value-type="float" office:value="-8.2480009322583" calcext:value-type="float">
            <text:p>-8.2480009322583</text:p>
          </table:table-cell>
          <table:table-cell office:value-type="float" office:value="4.35569580082464" calcext:value-type="float">
            <text:p>4.3556958008246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7.97225788949546" calcext:value-type="float">
            <text:p>-7.97225788949546</text:p>
          </table:table-cell>
          <table:table-cell office:value-type="float" office:value="-13.847044566051" calcext:value-type="float">
            <text:p>-13.847044566051</text:p>
          </table:table-cell>
          <table:table-cell office:value-type="float" office:value="-14.8877635835231" calcext:value-type="float">
            <text:p>-14.8877635835231</text:p>
          </table:table-cell>
          <table:table-cell office:value-type="float" office:value="-10.214790369977" calcext:value-type="float">
            <text:p>-10.214790369977</text:p>
          </table:table-cell>
          <table:table-cell office:value-type="float" office:value="-17.1190491534768" calcext:value-type="float">
            <text:p>-17.1190491534768</text:p>
          </table:table-cell>
          <table:table-cell office:value-type="float" office:value="-12.3723855022985" calcext:value-type="float">
            <text:p>-12.3723855022985</text:p>
          </table:table-cell>
          <table:table-cell office:value-type="float" office:value="-6.25638983448444" calcext:value-type="float">
            <text:p>-6.25638983448444</text:p>
          </table:table-cell>
          <table:table-cell office:value-type="float" office:value="-15.3156653446747" calcext:value-type="float">
            <text:p>-15.3156653446747</text:p>
          </table:table-cell>
          <table:table-cell office:value-type="float" office:value="-4.05708624028459" calcext:value-type="float">
            <text:p>-4.05708624028459</text:p>
          </table:table-cell>
          <table:table-cell office:value-type="float" office:value="-16.5543012248116" calcext:value-type="float">
            <text:p>-16.5543012248116</text:p>
          </table:table-cell>
          <table:table-cell office:value-type="float" office:value="-11.8596733709077" calcext:value-type="float">
            <text:p>-11.8596733709077</text:p>
          </table:table-cell>
          <table:table-cell office:value-type="float" office:value="4.53530698087248" calcext:value-type="float">
            <text:p>4.5353069808724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7.0854918146788" calcext:value-type="float">
            <text:p>-17.0854918146788</text:p>
          </table:table-cell>
          <table:table-cell office:value-type="float" office:value="-20.9826936114941" calcext:value-type="float">
            <text:p>-20.9826936114941</text:p>
          </table:table-cell>
          <table:table-cell office:value-type="float" office:value="-18.131109154507" calcext:value-type="float">
            <text:p>-18.131109154507</text:p>
          </table:table-cell>
          <table:table-cell office:value-type="float" office:value="-14.787100892217" calcext:value-type="float">
            <text:p>-14.787100892217</text:p>
          </table:table-cell>
          <table:table-cell office:value-type="float" office:value="-10.3379990387986" calcext:value-type="float">
            <text:p>-10.3379990387986</text:p>
          </table:table-cell>
          <table:table-cell office:value-type="float" office:value="-4.90160978186676" calcext:value-type="float">
            <text:p>-4.90160978186676</text:p>
          </table:table-cell>
          <table:table-cell office:value-type="float" office:value="-23.8624857785824" calcext:value-type="float">
            <text:p>-23.8624857785824</text:p>
          </table:table-cell>
          <table:table-cell office:value-type="float" office:value="-8.65088397097365" calcext:value-type="float">
            <text:p>-8.65088397097365</text:p>
          </table:table-cell>
          <table:table-cell office:value-type="float" office:value="-13.6558199838458" calcext:value-type="float">
            <text:p>-13.6558199838458</text:p>
          </table:table-cell>
          <table:table-cell office:value-type="float" office:value="-8.73756045445688" calcext:value-type="float">
            <text:p>-8.73756045445688</text:p>
          </table:table-cell>
          <table:table-cell office:value-type="float" office:value="-14.1132754481421" calcext:value-type="float">
            <text:p>-14.1132754481421</text:p>
          </table:table-cell>
          <table:table-cell office:value-type="float" office:value="6.01590392838405" calcext:value-type="float">
            <text:p>6.01590392838405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1.2477238992919" calcext:value-type="float">
            <text:p>-11.2477238992919</text:p>
          </table:table-cell>
          <table:table-cell office:value-type="float" office:value="-6.5871521649559" calcext:value-type="float">
            <text:p>-6.5871521649559</text:p>
          </table:table-cell>
          <table:table-cell office:value-type="float" office:value="-11.4714744656326" calcext:value-type="float">
            <text:p>-11.4714744656326</text:p>
          </table:table-cell>
          <table:table-cell office:value-type="float" office:value="-8.26189058263399" calcext:value-type="float">
            <text:p>-8.26189058263399</text:p>
          </table:table-cell>
          <table:table-cell office:value-type="float" office:value="-15.0040717351195" calcext:value-type="float">
            <text:p>-15.0040717351195</text:p>
          </table:table-cell>
          <table:table-cell office:value-type="float" office:value="-8.24422778762898" calcext:value-type="float">
            <text:p>-8.24422778762898</text:p>
          </table:table-cell>
          <table:table-cell office:value-type="float" office:value="-5.70759415314147" calcext:value-type="float">
            <text:p>-5.70759415314147</text:p>
          </table:table-cell>
          <table:table-cell office:value-type="float" office:value="-2.10813802404772" calcext:value-type="float">
            <text:p>-2.10813802404772</text:p>
          </table:table-cell>
          <table:table-cell office:value-type="float" office:value="-5.52759982144297" calcext:value-type="float">
            <text:p>-5.52759982144297</text:p>
          </table:table-cell>
          <table:table-cell office:value-type="float" office:value="-20.6768529971462" calcext:value-type="float">
            <text:p>-20.6768529971462</text:p>
          </table:table-cell>
          <table:table-cell office:value-type="float" office:value="-9.48367256310412" calcext:value-type="float">
            <text:p>-9.48367256310412</text:p>
          </table:table-cell>
          <table:table-cell office:value-type="float" office:value="5.35984994790246" calcext:value-type="float">
            <text:p>5.35984994790246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8.0874235898381" calcext:value-type="float">
            <text:p>-18.0874235898381</text:p>
          </table:table-cell>
          <table:table-cell office:value-type="float" office:value="-10.5615047620415" calcext:value-type="float">
            <text:p>-10.5615047620415</text:p>
          </table:table-cell>
          <table:table-cell office:value-type="float" office:value="-8.82286603208742" calcext:value-type="float">
            <text:p>-8.82286603208742</text:p>
          </table:table-cell>
          <table:table-cell office:value-type="float" office:value="-14.8595156759738" calcext:value-type="float">
            <text:p>-14.8595156759738</text:p>
          </table:table-cell>
          <table:table-cell office:value-type="float" office:value="-19.7102875948125" calcext:value-type="float">
            <text:p>-19.7102875948125</text:p>
          </table:table-cell>
          <table:table-cell office:value-type="float" office:value="-20.140031828535" calcext:value-type="float">
            <text:p>-20.140031828535</text:p>
          </table:table-cell>
          <table:table-cell office:value-type="float" office:value="-15.6735076508938" calcext:value-type="float">
            <text:p>-15.6735076508938</text:p>
          </table:table-cell>
          <table:table-cell office:value-type="float" office:value="-14.1888372444877" calcext:value-type="float">
            <text:p>-14.1888372444877</text:p>
          </table:table-cell>
          <table:table-cell office:value-type="float" office:value="-15.844830606324" calcext:value-type="float">
            <text:p>-15.844830606324</text:p>
          </table:table-cell>
          <table:table-cell office:value-type="float" office:value="-20.4278891986685" calcext:value-type="float">
            <text:p>-20.4278891986685</text:p>
          </table:table-cell>
          <table:table-cell office:value-type="float" office:value="-15.8316694183662" calcext:value-type="float">
            <text:p>-15.8316694183662</text:p>
          </table:table-cell>
          <table:table-cell office:value-type="float" office:value="3.94949304751316" calcext:value-type="float">
            <text:p>3.94949304751316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4.8103841567811" calcext:value-type="float">
            <text:p>-14.8103841567811</text:p>
          </table:table-cell>
          <table:table-cell office:value-type="float" office:value="-24.2322758299645" calcext:value-type="float">
            <text:p>-24.2322758299645</text:p>
          </table:table-cell>
          <table:table-cell office:value-type="float" office:value="-16.0590447369489" calcext:value-type="float">
            <text:p>-16.0590447369489</text:p>
          </table:table-cell>
          <table:table-cell office:value-type="float" office:value="-11.9192243532601" calcext:value-type="float">
            <text:p>-11.9192243532601</text:p>
          </table:table-cell>
          <table:table-cell office:value-type="float" office:value="-23.1921782499056" calcext:value-type="float">
            <text:p>-23.1921782499056</text:p>
          </table:table-cell>
          <table:table-cell office:value-type="float" office:value="-25.561795749413" calcext:value-type="float">
            <text:p>-25.561795749413</text:p>
          </table:table-cell>
          <table:table-cell office:value-type="float" office:value="-11.2038039572774" calcext:value-type="float">
            <text:p>-11.2038039572774</text:p>
          </table:table-cell>
          <table:table-cell office:value-type="float" office:value="-24.2322758299645" calcext:value-type="float">
            <text:p>-24.2322758299645</text:p>
          </table:table-cell>
          <table:table-cell office:value-type="float" office:value="-24.9204830936204" calcext:value-type="float">
            <text:p>-24.9204830936204</text:p>
          </table:table-cell>
          <table:table-cell office:value-type="float" office:value="-18.3537327624882" calcext:value-type="float">
            <text:p>-18.3537327624882</text:p>
          </table:table-cell>
          <table:table-cell office:value-type="float" office:value="-19.4485198719624" calcext:value-type="float">
            <text:p>-19.4485198719624</text:p>
          </table:table-cell>
          <table:table-cell office:value-type="float" office:value="5.63681528066828" calcext:value-type="float">
            <text:p>5.6368152806682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5.7584576665929" calcext:value-type="float">
            <text:p>-15.7584576665929</text:p>
          </table:table-cell>
          <table:table-cell office:value-type="float" office:value="-18.7328960031758" calcext:value-type="float">
            <text:p>-18.7328960031758</text:p>
          </table:table-cell>
          <table:table-cell office:value-type="float" office:value="-14.9336152474475" calcext:value-type="float">
            <text:p>-14.9336152474475</text:p>
          </table:table-cell>
          <table:table-cell office:value-type="float" office:value="-15.2983217075703" calcext:value-type="float">
            <text:p>-15.2983217075703</text:p>
          </table:table-cell>
          <table:table-cell office:value-type="float" office:value="-6.18370628111196" calcext:value-type="float">
            <text:p>-6.18370628111196</text:p>
          </table:table-cell>
          <table:table-cell office:value-type="float" office:value="-19.2186210184185" calcext:value-type="float">
            <text:p>-19.2186210184185</text:p>
          </table:table-cell>
          <table:table-cell office:value-type="float" office:value="-11.8794024664776" calcext:value-type="float">
            <text:p>-11.8794024664776</text:p>
          </table:table-cell>
          <table:table-cell office:value-type="float" office:value="-20.0846102443243" calcext:value-type="float">
            <text:p>-20.0846102443243</text:p>
          </table:table-cell>
          <table:table-cell office:value-type="float" office:value="-6.01477119292795" calcext:value-type="float">
            <text:p>-6.01477119292795</text:p>
          </table:table-cell>
          <table:table-cell office:value-type="float" office:value="-16.9743996591449" calcext:value-type="float">
            <text:p>-16.9743996591449</text:p>
          </table:table-cell>
          <table:table-cell office:value-type="float" office:value="-14.5078801487192" calcext:value-type="float">
            <text:p>-14.5078801487192</text:p>
          </table:table-cell>
          <table:table-cell office:value-type="float" office:value="5.03244068426712" calcext:value-type="float">
            <text:p>5.03244068426712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9.9191186647908" calcext:value-type="float">
            <text:p>-19.9191186647908</text:p>
          </table:table-cell>
          <table:table-cell office:value-type="float" office:value="-6.23656556970257" calcext:value-type="float">
            <text:p>-6.23656556970257</text:p>
          </table:table-cell>
          <table:table-cell office:value-type="float" office:value="-19.3762370286414" calcext:value-type="float">
            <text:p>-19.3762370286414</text:p>
          </table:table-cell>
          <table:table-cell office:value-type="float" office:value="-17.6633202571229" calcext:value-type="float">
            <text:p>-17.6633202571229</text:p>
          </table:table-cell>
          <table:table-cell office:value-type="float" office:value="-13.6777932059934" calcext:value-type="float">
            <text:p>-13.6777932059934</text:p>
          </table:table-cell>
          <table:table-cell office:value-type="float" office:value="-16.4081283288709" calcext:value-type="float">
            <text:p>-16.4081283288709</text:p>
          </table:table-cell>
          <table:table-cell office:value-type="float" office:value="-16.8986763685099" calcext:value-type="float">
            <text:p>-16.8986763685099</text:p>
          </table:table-cell>
          <table:table-cell office:value-type="float" office:value="-24.0361804024285" calcext:value-type="float">
            <text:p>-24.0361804024285</text:p>
          </table:table-cell>
          <table:table-cell office:value-type="float" office:value="-29.1208106298982" calcext:value-type="float">
            <text:p>-29.1208106298982</text:p>
          </table:table-cell>
          <table:table-cell office:value-type="float" office:value="-28.4476353807167" calcext:value-type="float">
            <text:p>-28.4476353807167</text:p>
          </table:table-cell>
          <table:table-cell office:value-type="float" office:value="-19.1784465836675" calcext:value-type="float">
            <text:p>-19.1784465836675</text:p>
          </table:table-cell>
          <table:table-cell office:value-type="float" office:value="6.84649831699914" calcext:value-type="float">
            <text:p>6.84649831699914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1.6556179521016" calcext:value-type="float">
            <text:p>-21.6556179521016</text:p>
          </table:table-cell>
          <table:table-cell office:value-type="float" office:value="-23.3712726831341" calcext:value-type="float">
            <text:p>-23.3712726831341</text:p>
          </table:table-cell>
          <table:table-cell office:value-type="float" office:value="-14.3245142981529" calcext:value-type="float">
            <text:p>-14.3245142981529</text:p>
          </table:table-cell>
          <table:table-cell office:value-type="float" office:value="-24.0574340584923" calcext:value-type="float">
            <text:p>-24.0574340584923</text:p>
          </table:table-cell>
          <table:table-cell office:value-type="float" office:value="-24.8846718791559" calcext:value-type="float">
            <text:p>-24.8846718791559</text:p>
          </table:table-cell>
          <table:table-cell office:value-type="float" office:value="-13.2285010119899" calcext:value-type="float">
            <text:p>-13.2285010119899</text:p>
          </table:table-cell>
          <table:table-cell office:value-type="float" office:value="-7.1401313857628" calcext:value-type="float">
            <text:p>-7.1401313857628</text:p>
          </table:table-cell>
          <table:table-cell office:value-type="float" office:value="-19.4884320243981" calcext:value-type="float">
            <text:p>-19.4884320243981</text:p>
          </table:table-cell>
          <table:table-cell office:value-type="float" office:value="-25.42136168591" calcext:value-type="float">
            <text:p>-25.42136168591</text:p>
          </table:table-cell>
          <table:table-cell office:value-type="float" office:value="-21.6556179521016" calcext:value-type="float">
            <text:p>-21.6556179521016</text:p>
          </table:table-cell>
          <table:table-cell office:value-type="float" office:value="-19.5227554931199" calcext:value-type="float">
            <text:p>-19.5227554931199</text:p>
          </table:table-cell>
          <table:table-cell office:value-type="float" office:value="6.03679652003073" calcext:value-type="float">
            <text:p>6.03679652003073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4269206292973893, -0.8942664340208628, -1.6415789385640256, -1.804918024344837]</text:p>
          </table:table-cell>
          <table:table-cell office:value-type="string" calcext:value-type="string">
            <text:p>[-0.0788686853535614, -0.32329923467242505, -0.5931172156903974, -0.6395907205080764]</text:p>
          </table:table-cell>
          <table:table-cell table:number-columns-repeated="2" office:value-type="string" calcext:value-type="string">
            <text:p>[-0.4269206292973893, -0.8942664340208628, -1.6415789385640256, -1.804918024344837]</text:p>
          </table:table-cell>
          <table:table-cell table:number-columns-repeated="2" office:value-type="string" calcext:value-type="string">
            <text:p>[-2.2818468623234445, -1.583706194926049, -2.114359939864574, -2.908294345838214]</text:p>
          </table:table-cell>
          <table:table-cell office:value-type="string" calcext:value-type="string">
            <text:p>[-0.9791273261698041, -2.241217537977036, -3.027472943795906, -4.472425027696514]</text:p>
          </table:table-cell>
          <table:table-cell office:value-type="string" calcext:value-type="string">
            <text:p>[-1.0156056565133076, 0.08590327242640194, -0.5277506955303046, -1.2299149099273654]</text:p>
          </table:table-cell>
          <table:table-cell office:value-type="string" calcext:value-type="string">
            <text:p>[-0.06990151648962328, -0.04821475054630486, -0.8493649835425998, -2.0742852811328483]</text:p>
          </table:table-cell>
          <table:table-cell office:value-type="string" calcext:value-type="string">
            <text:p>[-1.811895255302387, -0.1263590851770413, -0.09825569553862934, -0.1845258224169255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5.737160031238409, -3.3022197894015948, -3.4637008367488287, -3.825970596371153]</text:p>
          </table:table-cell>
          <table:table-cell office:value-type="string" calcext:value-type="string">
            <text:p>[-3.9113077205094937, -0.7006312880741383, -0.5458795535723038, -0.32044074591690563]</text:p>
          </table:table-cell>
          <table:table-cell office:value-type="string" calcext:value-type="string">
            <text:p>[-28.474369607013216, -0.9054759427365111, -0.6157842309348016, -0.5076291882292638]</text:p>
          </table:table-cell>
          <table:table-cell office:value-type="string" calcext:value-type="string">
            <text:p>[-6.7801204170153895, -1.6745250242977905, -3.4547179695684216, -4.8926224742192215]</text:p>
          </table:table-cell>
          <table:table-cell office:value-type="string" calcext:value-type="string">
            <text:p>[-2.4585291870729886, -1.9051413297298758, -2.750925662879733, -3.4122060604778737]</text:p>
          </table:table-cell>
          <table:table-cell office:value-type="string" calcext:value-type="string">
            <text:p>[-5.611554040571676, -6.443981445590352, -8.92324286143673, -11.813346505570443]</text:p>
          </table:table-cell>
          <table:table-cell office:value-type="string" calcext:value-type="string">
            <text:p>[-0.21958273566491382, -0.5018429808228086, -0.7403650568794218, -0.3716124905690732]</text:p>
          </table:table-cell>
          <table:table-cell office:value-type="string" calcext:value-type="string">
            <text:p>[-5.611554040571676, -6.443981445590352, -8.92324286143673, -11.813346505570443]</text:p>
          </table:table-cell>
          <table:table-cell office:value-type="string" calcext:value-type="string">
            <text:p>[-5.699184055728446, -3.6435768046471972, -4.118069812454528, -4.497789931044149]</text:p>
          </table:table-cell>
          <table:table-cell office:value-type="string" calcext:value-type="string">
            <text:p>[-4.388426670941636, -1.605995798665072, -2.2356742403540686, -3.0779775031259726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0.9865043749089475, 0.3360789541366649, 0.9139994604844714, 1.1879913738644832]</text:p>
          </table:table-cell>
          <table:table-cell office:value-type="string" calcext:value-type="string">
            <text:p>[-6.9912981794049145, -0.06543113389447797, -0.4947911234221003, -0.4175466334338296]</text:p>
          </table:table-cell>
          <table:table-cell office:value-type="string" calcext:value-type="string">
            <text:p>[-8.05292681176537, -3.374290548475223, -3.5172165266071254, -4.619703626707938]</text:p>
          </table:table-cell>
          <table:table-cell office:value-type="string" calcext:value-type="string">
            <text:p>[-6.685466860328204, -0.6871262772414122, -2.047244053711217, -2.284202728987861]</text:p>
          </table:table-cell>
          <table:table-cell office:value-type="string" calcext:value-type="string">
            <text:p>[-4.5586853180506814, -0.6361938029644687, -1.2435406755539224, -1.9674965689242097]</text:p>
          </table:table-cell>
          <table:table-cell office:value-type="string" calcext:value-type="string">
            <text:p>[-8.891707179879194, -7.169659577970311, -9.612181752158788, -12.348567993000481]</text:p>
          </table:table-cell>
          <table:table-cell office:value-type="string" calcext:value-type="string">
            <text:p>[-3.7797822387613422, -0.9444438039601488, -1.1228224230601658, -0.7816076930917015]</text:p>
          </table:table-cell>
          <table:table-cell office:value-type="string" calcext:value-type="string">
            <text:p>[-6.778447569486135, -1.1919097923142719, -2.0913113835675956, -3.3758687384578545]</text:p>
          </table:table-cell>
          <table:table-cell office:value-type="string" calcext:value-type="string">
            <text:p>[-6.180089142063361, -3.877511219165841, -4.192952376644121, -3.9938594945364336]</text:p>
          </table:table-cell>
          <table:table-cell office:value-type="string" calcext:value-type="string">
            <text:p>[-1.1384037499598376, -2.025372463457975, -3.349419797270814, -5.589878788264069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15.750371135546892, -0.6303445616567149, -1.7363212632648395, -2.799122942444887]</text:p>
          </table:table-cell>
          <table:table-cell office:value-type="string" calcext:value-type="string">
            <text:p>[-5.260581984556434, 0.6413270688367834, 1.1929012690247154, 1.5455076044095684]</text:p>
          </table:table-cell>
          <table:table-cell office:value-type="string" calcext:value-type="string">
            <text:p>[-6.380856951821268, -4.47922859228751, -6.0648160422516195, -6.833223797915022]</text:p>
          </table:table-cell>
          <table:table-cell office:value-type="string" calcext:value-type="string">
            <text:p>[-16.296084630756912, -1.8791697011206976, -3.230517584356196, -4.0350677052325645]</text:p>
          </table:table-cell>
          <table:table-cell office:value-type="string" calcext:value-type="string">
            <text:p>[0.2398744271198905, -0.5305868615114173, -2.144818742408483, -3.4691256147666882]</text:p>
          </table:table-cell>
          <table:table-cell office:value-type="string" calcext:value-type="string">
            <text:p>[-30.493048506552324, -2.51537692823538, -2.870280461998931, -3.6817859234167916]</text:p>
          </table:table-cell>
          <table:table-cell office:value-type="string" calcext:value-type="string">
            <text:p>[-6.057358888398245, -3.728217442813664, -4.1708885443632715, -3.7668417305664947]</text:p>
          </table:table-cell>
          <table:table-cell office:value-type="string" calcext:value-type="string">
            <text:p>[-5.771026076647323, -2.112349086197063, -2.3990992034617964, -2.7216244449643767]</text:p>
          </table:table-cell>
          <table:table-cell office:value-type="string" calcext:value-type="string">
            <text:p>[-5.360482454610871, -6.468103469176323, -10.026197989543428, -15.386338380609054]</text:p>
          </table:table-cell>
          <table:table-cell office:value-type="string" calcext:value-type="string">
            <text:p>[-16.524026389901934, -1.6636925652538714, -3.405628643691516, -4.6612358332122295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.575395062253439, -2.1208022257472647, -3.516167313100982, -3.6611195004643937]</text:p>
          </table:table-cell>
          <table:table-cell office:value-type="string" calcext:value-type="string">
            <text:p>[-4.181796417593797, -1.1810460726718874, -1.7605343590465283, -2.6200555121554503]</text:p>
          </table:table-cell>
          <table:table-cell office:value-type="string" calcext:value-type="string">
            <text:p>[-16.528064198108126, -2.2134628711815374, -3.305158992287116, -4.4337599706505415]</text:p>
          </table:table-cell>
          <table:table-cell office:value-type="string" calcext:value-type="string">
            <text:p>[-7.242007549457807, 0.2995692329756383, 0.8169920646690643, 0.7499971264975924]</text:p>
          </table:table-cell>
          <table:table-cell office:value-type="string" calcext:value-type="string">
            <text:p>[-0.3690821054124438, -0.6877237926910862, -0.5632378332126375, -0.8669584600998315]</text:p>
          </table:table-cell>
          <table:table-cell office:value-type="string" calcext:value-type="string">
            <text:p>[-6.313283976973594, -2.439237607249356, -3.568523678974511, -4.236193205521643]</text:p>
          </table:table-cell>
          <table:table-cell office:value-type="string" calcext:value-type="string">
            <text:p>[-1.1277047190479506, -0.41353007564346456, -1.0385967394373141, -0.7775676051795299]</text:p>
          </table:table-cell>
          <table:table-cell office:value-type="string" calcext:value-type="string">
            <text:p>[-17.720148565049108, -11.914796929864902, -21.36075780765743, -31.44488861290291]</text:p>
          </table:table-cell>
          <table:table-cell office:value-type="string" calcext:value-type="string">
            <text:p>[-4.730282646402495, -2.49924913264139, -3.798073646703437, -4.257820976278448]</text:p>
          </table:table-cell>
          <table:table-cell office:value-type="string" calcext:value-type="string">
            <text:p>[-7.978693801678061, -0.9416541103500098, -1.6289838868351891, -2.2845961727698816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8.685477516313679, -1.0506995734438584, -1.520176880187063, -1.1616332901442705]</text:p>
          </table:table-cell>
          <table:table-cell office:value-type="string" calcext:value-type="string">
            <text:p>[-8.493721235984953, -5.442693519774444, -11.147676336620481, -17.023695067948097]</text:p>
          </table:table-cell>
          <table:table-cell office:value-type="string" calcext:value-type="string">
            <text:p>[-3.4389844637740197, -1.4140397865324283, -1.4247545046091048, -0.774079338604694]</text:p>
          </table:table-cell>
          <table:table-cell office:value-type="string" calcext:value-type="string">
            <text:p>[-17.428020935809798, -3.820922609146926, -6.811224560622442, -10.936116587783552]</text:p>
          </table:table-cell>
          <table:table-cell office:value-type="string" calcext:value-type="string">
            <text:p>[-17.486016274180514, -3.5851999393562206, -4.810201592151597, -5.53423853612931]</text:p>
          </table:table-cell>
          <table:table-cell office:value-type="string" calcext:value-type="string">
            <text:p>[-6.537138050855051, -5.036622134863733, -7.82149015358844, -14.525237473321152]</text:p>
          </table:table-cell>
          <table:table-cell office:value-type="string" calcext:value-type="string">
            <text:p>[-8.553436984249752, -0.2813830771425829, -1.0944765954528757, -1.9886370477059545]</text:p>
          </table:table-cell>
          <table:table-cell office:value-type="string" calcext:value-type="string">
            <text:p>[-21.259845053396308, -1.1388149047016238, -1.589715306986017, -1.7303698217077557]</text:p>
          </table:table-cell>
          <table:table-cell office:value-type="string" calcext:value-type="string">
            <text:p>[-11.879213610783456, -13.13782530276162, -23.39262318758486, -33.1176870253703]</text:p>
          </table:table-cell>
          <table:table-cell office:value-type="string" calcext:value-type="string">
            <text:p>[-16.46597188667529, -3.7513076810247847, -5.541721411041567, -6.80694733791853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10.188697846781757, -9.853963020324219, -12.356706779864135, -14.823705890311123]</text:p>
          </table:table-cell>
          <table:table-cell office:value-type="string" calcext:value-type="string">
            <text:p>[-10.98680859975949, -2.7370305440720832, -2.5095464646144316, -2.6514871761278203]</text:p>
          </table:table-cell>
          <table:table-cell office:value-type="string" calcext:value-type="string">
            <text:p>[-10.663280785817197, -4.167685874316307, -6.910776757439496, -9.395048127681505]</text:p>
          </table:table-cell>
          <table:table-cell office:value-type="string" calcext:value-type="string">
            <text:p>[-15.03713532735842, -0.5753564777976949, -1.0070859032532464, -1.9308480941750306]</text:p>
          </table:table-cell>
          <table:table-cell office:value-type="string" calcext:value-type="string">
            <text:p>[-36.41416889290934, -9.394781298513344, -11.43971629638736, -14.313675508866975]</text:p>
          </table:table-cell>
          <table:table-cell office:value-type="string" calcext:value-type="string">
            <text:p>[-4.703443418923903, -1.7804629353720847, -3.1149418661828188, -4.205903828221369]</text:p>
          </table:table-cell>
          <table:table-cell office:value-type="string" calcext:value-type="string">
            <text:p>[-16.123219919861654, -1.9531777381058824, -4.052940972358909, -5.693448998946549]</text:p>
          </table:table-cell>
          <table:table-cell office:value-type="string" calcext:value-type="string">
            <text:p>[-22.813397324448314, -6.283534395022605, -9.276830316269113, -12.790784696196035]</text:p>
          </table:table-cell>
          <table:table-cell office:value-type="string" calcext:value-type="string">
            <text:p>[-3.6182671859756432, -1.9255063727450228, -2.017991657517859, -1.0543266389898553]</text:p>
          </table:table-cell>
          <table:table-cell office:value-type="string" calcext:value-type="string">
            <text:p>[-36.71774045207539, -6.2458826346860175, -6.074713642971874, -6.592210177489166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8.736440155365655, -0.8092526288429935, -1.8912657605531624, -1.7266072516607167]</text:p>
          </table:table-cell>
          <table:table-cell office:value-type="string" calcext:value-type="string">
            <text:p>[-8.000509170235226, -2.769256242528506, -4.451039644423016, -7.557533956507445]</text:p>
          </table:table-cell>
          <table:table-cell office:value-type="string" calcext:value-type="string">
            <text:p>[-16.626692043230396, -2.814826812340465, -4.247720512019559, -6.270014813090818]</text:p>
          </table:table-cell>
          <table:table-cell office:value-type="string" calcext:value-type="string">
            <text:p>[-3.4154823948767232, -2.4180152143261635, -4.67054746463802, -6.248970887242455]</text:p>
          </table:table-cell>
          <table:table-cell office:value-type="string" calcext:value-type="string">
            <text:p>[-13.02719522194067, -9.050455206216279, -17.328262214507273, -26.606073864018033]</text:p>
          </table:table-cell>
          <table:table-cell office:value-type="string" calcext:value-type="string">
            <text:p>[-12.987018949468677, -1.5614322789600399, -1.6787076875301565, -1.6321588602787651]</text:p>
          </table:table-cell>
          <table:table-cell office:value-type="string" calcext:value-type="string">
            <text:p>[-16.406740578783086, -4.52826628628078, -6.174560208329538, -7.211377087422477]</text:p>
          </table:table-cell>
          <table:table-cell office:value-type="string" calcext:value-type="string">
            <text:p>[-12.322566343024533, -2.7047704546064866, -5.789641243494947, -8.130448657713085]</text:p>
          </table:table-cell>
          <table:table-cell office:value-type="string" calcext:value-type="string">
            <text:p>[-32.032515035787526, -3.6187388580664503, -4.437894415888888, -5.429397555150106]</text:p>
          </table:table-cell>
          <table:table-cell office:value-type="string" calcext:value-type="string">
            <text:p>[-37.52019058662999, -4.491640264628627, -5.541027278455313, -7.054783201268977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9.094414393589068, -5.444945699503956, -8.219047321745387, -9.130624143143429]</text:p>
          </table:table-cell>
          <table:table-cell office:value-type="string" calcext:value-type="string">
            <text:p>[-24.247464244284945, -7.519056557653303, -10.273251779774629, -13.348405682490894]</text:p>
          </table:table-cell>
          <table:table-cell office:value-type="string" calcext:value-type="string">
            <text:p>[-54.82062857668062, -2.1831518763056668, -1.1055935513823556, -1.4416803297236713]</text:p>
          </table:table-cell>
          <table:table-cell office:value-type="string" calcext:value-type="string">
            <text:p>[-23.422968878083882, -4.150123259725547, -5.425127841593325, -7.86094150050527]</text:p>
          </table:table-cell>
          <table:table-cell office:value-type="string" calcext:value-type="string">
            <text:p>[-12.727138069400157, -10.13292981610574, -18.596601598200955, -27.019527130200483]</text:p>
          </table:table-cell>
          <table:table-cell office:value-type="string" calcext:value-type="string">
            <text:p>[-22.307670823106896, -5.872307151171086, -8.471441611703789, -12.83812242321214]</text:p>
          </table:table-cell>
          <table:table-cell office:value-type="string" calcext:value-type="string">
            <text:p>[-17.520155492603283, -1.0105056576495963, -2.200426143964096, -4.294472043720776]</text:p>
          </table:table-cell>
          <table:table-cell office:value-type="string" calcext:value-type="string">
            <text:p>[-35.319380118375946, -5.286150503143117, -8.25077195189754, -12.406358805282359]</text:p>
          </table:table-cell>
          <table:table-cell office:value-type="string" calcext:value-type="string">
            <text:p>[-4.035368976423537, -2.664402026438184, -4.390541637205958, -5.138032321070685]</text:p>
          </table:table-cell>
          <table:table-cell office:value-type="string" calcext:value-type="string">
            <text:p>[-47.88689933372934, -5.568641914634287, -5.89699734531024, -6.864666305572409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38.15751245224854, -6.754070622484187, -9.16744694237861, -14.262937241603968]</text:p>
          </table:table-cell>
          <table:table-cell office:value-type="string" calcext:value-type="string">
            <text:p>[-52.829718469117104, -8.21495283826119, -10.50342077603419, -12.382682362564035]</text:p>
          </table:table-cell>
          <table:table-cell office:value-type="string" calcext:value-type="string">
            <text:p>[-43.991400576093966, -6.191183202887385, -8.86108573111757, -13.480767107929136]</text:p>
          </table:table-cell>
          <table:table-cell office:value-type="string" calcext:value-type="string">
            <text:p>[-46.3276124477795, -3.1188897918940306, -4.395570599134757, -5.3063307300595275]</text:p>
          </table:table-cell>
          <table:table-cell office:value-type="string" calcext:value-type="string">
            <text:p>[-16.055702818907825, -5.652728470403878, -8.623847595331613, -11.019717270550867]</text:p>
          </table:table-cell>
          <table:table-cell office:value-type="string" calcext:value-type="string">
            <text:p>[-7.8632205162110225, -2.115067021646011, -3.682586890151396, -5.945564699458594]</text:p>
          </table:table-cell>
          <table:table-cell office:value-type="string" calcext:value-type="string">
            <text:p>[-49.49003282519093, -11.73679118290627, -15.546630210402634, -18.676488895829845]</text:p>
          </table:table-cell>
          <table:table-cell office:value-type="string" calcext:value-type="string">
            <text:p>[-30.131153549835133, -0.7423835273131729, -1.4244902638616663, -2.3055085428846267]</text:p>
          </table:table-cell>
          <table:table-cell office:value-type="string" calcext:value-type="string">
            <text:p>[-45.92720395832992, -2.129143766724284, -2.5007905160245425, -4.0661416943044815]</text:p>
          </table:table-cell>
          <table:table-cell office:value-type="string" calcext:value-type="string">
            <text:p>[-18.350476134798544, -3.1743623680394517, -5.324742681247541, -8.100660633741974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2.62397207758252, -2.876625378267761, -3.545628502071718, -5.944669639245781]</text:p>
          </table:table-cell>
          <table:table-cell office:value-type="string" calcext:value-type="string">
            <text:p>[-17.864064224076117, -2.869168432864755, -2.898446732548421, -2.7169292703343118]</text:p>
          </table:table-cell>
          <table:table-cell office:value-type="string" calcext:value-type="string">
            <text:p>[-32.55395487426045, -2.33852659556939, -4.461872678941137, -6.531543713759236]</text:p>
          </table:table-cell>
          <table:table-cell office:value-type="string" calcext:value-type="string">
            <text:p>[-18.132186937130058, -2.869455872146287, -4.713597024488636, -7.33232249677096]</text:p>
          </table:table-cell>
          <table:table-cell office:value-type="string" calcext:value-type="string">
            <text:p>[-54.4387593111082, -2.515541513125008, -1.88378082035634, -1.1782052958884348]</text:p>
          </table:table-cell>
          <table:table-cell office:value-type="string" calcext:value-type="string">
            <text:p>[-20.00329788595394, -2.8093008257523033, -4.538286255383306, -5.626026183426358]</text:p>
          </table:table-cell>
          <table:table-cell office:value-type="string" calcext:value-type="string">
            <text:p>[-14.260393775494084, -1.1990324631140359, -2.9330641929603996, -4.437886180997341]</text:p>
          </table:table-cell>
          <table:table-cell office:value-type="string" calcext:value-type="string">
            <text:p>[-5.063415506518454, -0.15132700343873928, -1.0581912999538812, -2.1596182862798186]</text:p>
          </table:table-cell>
          <table:table-cell office:value-type="string" calcext:value-type="string">
            <text:p>[-17.445128792694064, -1.1510529994107177, -1.2595396042221374, -2.254677889444956]</text:p>
          </table:table-cell>
          <table:table-cell office:value-type="string" calcext:value-type="string">
            <text:p>[-62.49976039652756, -6.160742946917863, -6.742565261667921, -7.304343383471501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33.941115927547806, -8.080129031163308, -13.165680358203403, -17.16276904243803]</text:p>
          </table:table-cell>
          <table:table-cell office:value-type="string" calcext:value-type="string">
            <text:p>[-38.35127298356487, -1.0993135346756056, -1.3505222278217044, -1.444910302103719]</text:p>
          </table:table-cell>
          <table:table-cell office:value-type="string" calcext:value-type="string">
            <text:p>[-17.54314813510176, -5.74845078387396, -6.247914267101118, -5.751950942272832]</text:p>
          </table:table-cell>
          <table:table-cell office:value-type="string" calcext:value-type="string">
            <text:p>[-46.28260705260925, -3.9699676372887627, -4.511339107318291, -4.674148906678988]</text:p>
          </table:table-cell>
          <table:table-cell office:value-type="string" calcext:value-type="string">
            <text:p>[-67.9233078473316, -3.887235660974775, -3.6044013252554574, -3.4262055456879548]</text:p>
          </table:table-cell>
          <table:table-cell office:value-type="string" calcext:value-type="string">
            <text:p>[-26.021148726529187, -9.355403808198748, -18.40190034799165, -26.781674431420388]</text:p>
          </table:table-cell>
          <table:table-cell office:value-type="string" calcext:value-type="string">
            <text:p>[-36.650039802109546, -5.734942054627812, -8.52160679160363, -11.787441955234268]</text:p>
          </table:table-cell>
          <table:table-cell office:value-type="string" calcext:value-type="string">
            <text:p>[-44.87840312228537, -2.05588251102109, -3.202035484736121, -6.619027859908266]</text:p>
          </table:table-cell>
          <table:table-cell office:value-type="string" calcext:value-type="string">
            <text:p>[-48.0466955631744, -5.164992288407211, -5.142908265649626, -5.024726308064675]</text:p>
          </table:table-cell>
          <table:table-cell office:value-type="string" calcext:value-type="string">
            <text:p>[-51.53056938166738, -8.874046719699002, -10.111829911625204, -11.195110781682294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51.527828041287634, -2.4803574611580226, -2.2971916522896096, -2.936159472389055]</text:p>
          </table:table-cell>
          <table:table-cell office:value-type="string" calcext:value-type="string">
            <text:p>[-76.67918425696077, -5.984298535223598, -6.591012360034654, -7.674608167638963]</text:p>
          </table:table-cell>
          <table:table-cell office:value-type="string" calcext:value-type="string">
            <text:p>[-44.252295342935, -4.606047950570202, -6.248036126069656, -9.129799528220616]</text:p>
          </table:table-cell>
          <table:table-cell office:value-type="string" calcext:value-type="string">
            <text:p>[-37.97515994082674, -2.480124455963151, -2.898506987660343, -4.323106028590162]</text:p>
          </table:table-cell>
          <table:table-cell office:value-type="string" calcext:value-type="string">
            <text:p>[-37.70382883357348, -10.989323388602056, -19.037588316924257, -25.03797246052244]</text:p>
          </table:table-cell>
          <table:table-cell office:value-type="string" calcext:value-type="string">
            <text:p>[-57.97768635376701, -10.88919596055744, -14.377164922918917, -19.003135760408576]</text:p>
          </table:table-cell>
          <table:table-cell office:value-type="string" calcext:value-type="string">
            <text:p>[-33.00220835838403, -2.6081824432847123, -3.635414780269608, -5.569410247171258]</text:p>
          </table:table-cell>
          <table:table-cell office:value-type="string" calcext:value-type="string">
            <text:p>[-76.67918425696077, -5.984298535223598, -6.591012360034654, -7.674608167638963]</text:p>
          </table:table-cell>
          <table:table-cell office:value-type="string" calcext:value-type="string">
            <text:p>[-44.3704705631528, -14.008832978507591, -18.721522302888417, -22.581106529932615]</text:p>
          </table:table-cell>
          <table:table-cell office:value-type="string" calcext:value-type="string">
            <text:p>[-62.34378357093318, -2.921634413278329, -3.557934208961888, -4.59157885677923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55.75423436294382, -2.6082868421693384, -2.384197847151559, -2.2871116141066627]</text:p>
          </table:table-cell>
          <table:table-cell office:value-type="string" calcext:value-type="string">
            <text:p>[-59.10744663158203, -4.473692384584549, -5.060376163361302, -6.2900688331753996]</text:p>
          </table:table-cell>
          <table:table-cell office:value-type="string" calcext:value-type="string">
            <text:p>[-43.22293075869457, -2.7472020548417797, -4.9948112517520515, -8.769516924501474]</text:p>
          </table:table-cell>
          <table:table-cell office:value-type="string" calcext:value-type="string">
            <text:p>[-42.28243572853536, -3.226399031232585, -5.76703088626811, -9.9174211842451]</text:p>
          </table:table-cell>
          <table:table-cell office:value-type="string" calcext:value-type="string">
            <text:p>[-22.149767641645912, -0.2868467252914675, -0.8508013460133412, -1.4474094114971026]</text:p>
          </table:table-cell>
          <table:table-cell office:value-type="string" calcext:value-type="string">
            <text:p>[-52.8941137723252, -6.587101955417718, -6.882015778949424, -10.511252566981732]</text:p>
          </table:table-cell>
          <table:table-cell office:value-type="string" calcext:value-type="string">
            <text:p>[-20.764145097405006, -5.541357174541028, -8.703690295430565, -12.508417298533647]</text:p>
          </table:table-cell>
          <table:table-cell office:value-type="string" calcext:value-type="string">
            <text:p>[-74.59757469014924, -3.2475953440581184, -1.0664726429324256, -1.4267983001574613]</text:p>
          </table:table-cell>
          <table:table-cell office:value-type="string" calcext:value-type="string">
            <text:p>[-18.595705554556254, -1.7625800313264772, -1.452336029743062, -2.2484631560860002]</text:p>
          </table:table-cell>
          <table:table-cell office:value-type="string" calcext:value-type="string">
            <text:p>[-48.66916216149371, -4.197235779028685, -6.34218694356028, -8.689013752496976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72.1739778051796, -2.8037995028003415, -2.3968573730200005, -2.301839978163045]</text:p>
          </table:table-cell>
          <table:table-cell office:value-type="string" calcext:value-type="string">
            <text:p>[-20.664209434251333, -1.621094235371201, -1.5624892074199925, -1.0984694017677654]</text:p>
          </table:table-cell>
          <table:table-cell office:value-type="string" calcext:value-type="string">
            <text:p>[-70.70965415424153, -3.287345626544913, -2.2036026488767124, -1.3043456849025192]</text:p>
          </table:table-cell>
          <table:table-cell office:value-type="string" calcext:value-type="string">
            <text:p>[-51.07115746681452, -6.538612389085774, -6.598146497432977, -6.445364675158194]</text:p>
          </table:table-cell>
          <table:table-cell office:value-type="string" calcext:value-type="string">
            <text:p>[-38.946624890686586, -4.209960573314331, -5.389427166217331, -6.165160193755392]</text:p>
          </table:table-cell>
          <table:table-cell office:value-type="string" calcext:value-type="string">
            <text:p>[-44.40491925444741, -4.0305686577158495, -6.609256326985258, -10.58776907633514]</text:p>
          </table:table-cell>
          <table:table-cell office:value-type="string" calcext:value-type="string">
            <text:p>[-60.71676606455496, -3.0944008402548295, -2.1665321569454887, -1.617006412284172]</text:p>
          </table:table-cell>
          <table:table-cell office:value-type="string" calcext:value-type="string">
            <text:p>[-82.61082215280568, -4.386601743968654, -4.6472979798859, -4.499999733053883]</text:p>
          </table:table-cell>
          <table:table-cell office:value-type="string" calcext:value-type="string">
            <text:p>[-82.97868505489883, -9.8835396821338, -10.840272335722577, -12.780745446837628]</text:p>
          </table:table-cell>
          <table:table-cell office:value-type="string" calcext:value-type="string">
            <text:p>[-51.8079593758509, -12.979379741396468, -21.5517130027145, -27.45148940290502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79.28778263612895, -3.401498296719163, -2.5628135171814614, -1.370377358376773]</text:p>
          </table:table-cell>
          <table:table-cell office:value-type="string" calcext:value-type="string">
            <text:p>[-86.64218018271492, -4.15366620655333, -1.6887087945156365, -1.0005355487526346]</text:p>
          </table:table-cell>
          <table:table-cell office:value-type="string" calcext:value-type="string">
            <text:p>[-51.075376277350124, -2.8937069203628374, -2.260234501246705, -1.0687394936518047]</text:p>
          </table:table-cell>
          <table:table-cell office:value-type="string" calcext:value-type="string">
            <text:p>[-89.94104142032083, -4.340723924392864, -1.3796751212902691, -0.5682957679651546]</text:p>
          </table:table-cell>
          <table:table-cell office:value-type="string" calcext:value-type="string">
            <text:p>[-90.03507974920618, -4.7098690815270405, -3.0279617298311523, -1.7657769560591507]</text:p>
          </table:table-cell>
          <table:table-cell office:value-type="string" calcext:value-type="string">
            <text:p>[-45.07773557611945, -3.6484540861726256, -2.7780441582324844, -1.4097702274350477]</text:p>
          </table:table-cell>
          <table:table-cell office:value-type="string" calcext:value-type="string">
            <text:p>[-21.066474978878325, -3.462099715113598, -2.79660992342583, -1.2353409256334436]</text:p>
          </table:table-cell>
          <table:table-cell office:value-type="string" calcext:value-type="string">
            <text:p>[-71.41688242876651, -3.287177632650784, -2.1502357217908497, -1.09943231438403]</text:p>
          </table:table-cell>
          <table:table-cell office:value-type="string" calcext:value-type="string">
            <text:p>[-89.09902996619302, -5.669005486552381, -4.269900742307731, -2.6475105485867845]</text:p>
          </table:table-cell>
          <table:table-cell office:value-type="string" calcext:value-type="string">
            <text:p>[-79.28778263612895, -3.401498296719163, -2.5628135171814614, -1.370377358376773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846599356257969, 0.5102163066964809, 0.5921198994260566, 0.6891050675124932]</text:p>
          </table:table-cell>
          <table:table-cell office:value-type="string" calcext:value-type="string">
            <text:p>[0.28375719076919426, 0.5083971169051632, 0.5869199625960205, 0.6812891862041248]</text:p>
          </table:table-cell>
          <table:table-cell table:number-columns-repeated="2" office:value-type="string" calcext:value-type="string">
            <text:p>[0.2846599356257969, 0.5102163066964809, 0.5921198994260566, 0.6891050675124932]</text:p>
          </table:table-cell>
          <table:table-cell table:number-columns-repeated="2" office:value-type="string" calcext:value-type="string">
            <text:p>[0.29083200553893984, 0.5144574635752454, 0.5947622256942081, 0.6955867123084497]</text:p>
          </table:table-cell>
          <table:table-cell office:value-type="string" calcext:value-type="string">
            <text:p>[0.28982397138162785, 0.5172610051070459, 0.5992545807023738, 0.7071314694261164]</text:p>
          </table:table-cell>
          <table:table-cell office:value-type="string" calcext:value-type="string">
            <text:p>[0.28096912806418634, 0.5058609780303043, 0.5862014792764815, 0.6851725163004048]</text:p>
          </table:table-cell>
          <table:table-cell office:value-type="string" calcext:value-type="string">
            <text:p>[0.2822345038220213, 0.5066323252192853, 0.5882905362326432, 0.6907068031305413]</text:p>
          </table:table-cell>
          <table:table-cell office:value-type="string" calcext:value-type="string">
            <text:p>[0.2954318989644088, 0.5067346962155276, 0.5838970990429371, 0.6783558418107581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30933640594213857, 0.5244812155805335, 0.6042587523043087, 0.7030341177445287]</text:p>
          </table:table-cell>
          <table:table-cell office:value-type="string" calcext:value-type="string">
            <text:p>[0.3174541215229001, 0.5097760873506634, 0.5860242348929313, 0.6788772450962359]</text:p>
          </table:table-cell>
          <table:table-cell office:value-type="string" calcext:value-type="string">
            <text:p>[0.3484806321539683, 0.5105838546617718, 0.5868758158717904, 0.680212525272696]</text:p>
          </table:table-cell>
          <table:table-cell office:value-type="string" calcext:value-type="string">
            <text:p>[0.29263559351240875, 0.5152148025627669, 0.6033868965728129, 0.7107202615486762]</text:p>
          </table:table-cell>
          <table:table-cell office:value-type="string" calcext:value-type="string">
            <text:p>[0.29195100031724197, 0.5171567612784139, 0.5993231470992192, 0.699962483247569]</text:p>
          </table:table-cell>
          <table:table-cell office:value-type="string" calcext:value-type="string">
            <text:p>[0.3206437967455243, 0.540243182636206, 0.6339634772124967, 0.7593777119675346]</text:p>
          </table:table-cell>
          <table:table-cell office:value-type="string" calcext:value-type="string">
            <text:p>[0.2839532685599638, 0.5104697790028846, 0.5881119289199456, 0.6794202707908421]</text:p>
          </table:table-cell>
          <table:table-cell office:value-type="string" calcext:value-type="string">
            <text:p>[0.3206437967455243, 0.540243182636206, 0.6339634772124967, 0.7593777119675346]</text:p>
          </table:table-cell>
          <table:table-cell office:value-type="string" calcext:value-type="string">
            <text:p>[0.3084665023239027, 0.5251995164007129, 0.6076019330391177, 0.7080817314411122]</text:p>
          </table:table-cell>
          <table:table-cell office:value-type="string" calcext:value-type="string">
            <text:p>[0.3061588521403871, 0.5152764455951094, 0.5961569701444487, 0.6970243005837009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838984015379554, 0.5046745328131707, 0.5769981180395494, 0.6692937309659193]</text:p>
          </table:table-cell>
          <table:table-cell office:value-type="string" calcext:value-type="string">
            <text:p>[0.2888054271904828, 0.5089856411761381, 0.5874425453954724, 0.6803210701934072]</text:p>
          </table:table-cell>
          <table:table-cell office:value-type="string" calcext:value-type="string">
            <text:p>[0.31490027528898984, 0.523605270064321, 0.6038089402470836, 0.7079744635481802]</text:p>
          </table:table-cell>
          <table:table-cell office:value-type="string" calcext:value-type="string">
            <text:p>[0.2933884666847251, 0.5118236010478192, 0.5955933411888201, 0.6925118999601654]</text:p>
          </table:table-cell>
          <table:table-cell office:value-type="string" calcext:value-type="string">
            <text:p>[0.29437468008368395, 0.5093066890461975, 0.5912918099672105, 0.6898468436638697]</text:p>
          </table:table-cell>
          <table:table-cell office:value-type="string" calcext:value-type="string">
            <text:p>[0.35060347516214735, 0.5432750673691328, 0.6382255454735317, 0.7634795145757558]</text:p>
          </table:table-cell>
          <table:table-cell office:value-type="string" calcext:value-type="string">
            <text:p>[0.338276774473411, 0.5129385976663285, 0.5904179679432363, 0.6820319508468089]</text:p>
          </table:table-cell>
          <table:table-cell office:value-type="string" calcext:value-type="string">
            <text:p>[0.3037365727649536, 0.5116448178123251, 0.5949699176571416, 0.6993749886958516]</text:p>
          </table:table-cell>
          <table:table-cell office:value-type="string" calcext:value-type="string">
            <text:p>[0.3105600800677873, 0.5277489148387123, 0.6084602725787909, 0.704087076022561]</text:p>
          </table:table-cell>
          <table:table-cell office:value-type="string" calcext:value-type="string">
            <text:p>[0.2889340575990983, 0.5163574193290291, 0.6022212723605903, 0.713740247425089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3103143120349, 0.5107753114596575, 0.5942366242192855, 0.6964156536877705]</text:p>
          </table:table-cell>
          <table:table-cell office:value-type="string" calcext:value-type="string">
            <text:p>[0.30915152464196544, 0.5027562954750271, 0.5755055406138544, 0.6667704018010419]</text:p>
          </table:table-cell>
          <table:table-cell office:value-type="string" calcext:value-type="string">
            <text:p>[0.3119187901287325, 0.529767395181026, 0.618497478352205, 0.7240118780185651]</text:p>
          </table:table-cell>
          <table:table-cell office:value-type="string" calcext:value-type="string">
            <text:p>[0.32556171227553465, 0.5155467910643221, 0.6020061262520977, 0.7033735330281744]</text:p>
          </table:table-cell>
          <table:table-cell office:value-type="string" calcext:value-type="string">
            <text:p>[0.2817640722378758, 0.5088010584469228, 0.5952320522373858, 0.6993080492910606]</text:p>
          </table:table-cell>
          <table:table-cell office:value-type="string" calcext:value-type="string">
            <text:p>[0.3593717016559355, 0.5191857079745003, 0.5990108551649136, 0.701269062761624]</text:p>
          </table:table-cell>
          <table:table-cell office:value-type="string" calcext:value-type="string">
            <text:p>[0.312525319127549, 0.5265283184703949, 0.6081331126767316, 0.7020200618185564]</text:p>
          </table:table-cell>
          <table:table-cell office:value-type="string" calcext:value-type="string">
            <text:p>[0.30545478770960804, 0.517946433893965, 0.5983485660501306, 0.696461913817002]</text:p>
          </table:table-cell>
          <table:table-cell office:value-type="string" calcext:value-type="string">
            <text:p>[0.30579070554420235, 0.5387517387732865, 0.6436414211930492, 0.7796554608245582]</text:p>
          </table:table-cell>
          <table:table-cell office:value-type="string" calcext:value-type="string">
            <text:p>[0.3325883868129956, 0.5140038385446953, 0.6024232816133183, 0.7094740275003308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957711583778215, 0.5193352392302703, 0.6047813384778072, 0.7012334152274264]</text:p>
          </table:table-cell>
          <table:table-cell office:value-type="string" calcext:value-type="string">
            <text:p>[0.3311731582657608, 0.5126055393324944, 0.5933006453914099, 0.6941839354819356]</text:p>
          </table:table-cell>
          <table:table-cell office:value-type="string" calcext:value-type="string">
            <text:p>[0.3473146957710125, 0.5183873120825374, 0.6024918836255365, 0.7069591241511156]</text:p>
          </table:table-cell>
          <table:table-cell office:value-type="string" calcext:value-type="string">
            <text:p>[0.31253891817123913, 0.5049892410480198, 0.5776996285964083, 0.672097746926162]</text:p>
          </table:table-cell>
          <table:table-cell office:value-type="string" calcext:value-type="string">
            <text:p>[0.2835109048909804, 0.5117693674177979, 0.5881358174731167, 0.68181762434669]</text:p>
          </table:table-cell>
          <table:table-cell office:value-type="string" calcext:value-type="string">
            <text:p>[0.30995493216194714, 0.5197374238907172, 0.6043274794275573, 0.7063087208439295]</text:p>
          </table:table-cell>
          <table:table-cell office:value-type="string" calcext:value-type="string">
            <text:p>[0.2848269203262963, 0.5082512766719339, 0.5879903196868245, 0.6811168432665119]</text:p>
          </table:table-cell>
          <table:table-cell office:value-type="string" calcext:value-type="string">
            <text:p>[0.33282573671018123, 0.5713241219943349, 0.7074351035000299, 0.8899075575353083]</text:p>
          </table:table-cell>
          <table:table-cell office:value-type="string" calcext:value-type="string">
            <text:p>[0.311274974357373, 0.5213177106166798, 0.6061267423408947, 0.7059476652074858]</text:p>
          </table:table-cell>
          <table:table-cell office:value-type="string" calcext:value-type="string">
            <text:p>[0.29422965051504885, 0.5122935377702286, 0.5931019732039257, 0.692465417012302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13466549079128, 0.511816926196055, 0.5916724171380151, 0.6847592364106198]</text:p>
          </table:table-cell>
          <table:table-cell office:value-type="string" calcext:value-type="string">
            <text:p>[0.2913812133993052, 0.5328788028626253, 0.6466765153197257, 0.792127112624146]</text:p>
          </table:table-cell>
          <table:table-cell office:value-type="string" calcext:value-type="string">
            <text:p>[0.3440337555786344, 0.5159255816703688, 0.5939373411232661, 0.6823162180707868]</text:p>
          </table:table-cell>
          <table:table-cell office:value-type="string" calcext:value-type="string">
            <text:p>[0.3405833181365696, 0.5242358517625679, 0.6216379320251993, 0.7513097338757286]</text:p>
          </table:table-cell>
          <table:table-cell office:value-type="string" calcext:value-type="string">
            <text:p>[0.3538216887251096, 0.5250719552465984, 0.6113558156634088, 0.714901464356474]</text:p>
          </table:table-cell>
          <table:table-cell office:value-type="string" calcext:value-type="string">
            <text:p>[0.29881858317325627, 0.5326490110685723, 0.6284476938879108, 0.7751876702624512]</text:p>
          </table:table-cell>
          <table:table-cell office:value-type="string" calcext:value-type="string">
            <text:p>[0.3006181592547606, 0.5097762094717827, 0.5906166010167303, 0.6905182941094881]</text:p>
          </table:table-cell>
          <table:table-cell office:value-type="string" calcext:value-type="string">
            <text:p>[0.3421195908336492, 0.5127733393579255, 0.5927444968770894, 0.68836782794762]</text:p>
          </table:table-cell>
          <table:table-cell office:value-type="string" calcext:value-type="string">
            <text:p>[0.3215479290909651, 0.5777259358170428, 0.7195614202532228, 0.900288292320592]</text:p>
          </table:table-cell>
          <table:table-cell office:value-type="string" calcext:value-type="string">
            <text:p>[0.34268672171212705, 0.5258155285009536, 0.6163949452352906, 0.7234434203354912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5873173562119065, 0.5564593748213995, 0.6580696499270072, 0.7789006840958594]</text:p>
          </table:table-cell>
          <table:table-cell office:value-type="string" calcext:value-type="string">
            <text:p>[0.34292816673148996, 0.5213259328192068, 0.5985578578778807, 0.6956512049143198]</text:p>
          </table:table-cell>
          <table:table-cell office:value-type="string" calcext:value-type="string">
            <text:p>[0.30670419675037125, 0.5295973629053574, 0.6237464082483635, 0.7409295057551156]</text:p>
          </table:table-cell>
          <table:table-cell office:value-type="string" calcext:value-type="string">
            <text:p>[0.34830856283581263, 0.5094303419802306, 0.5892843298722786, 0.6901193457798014]</text:p>
          </table:table-cell>
          <table:table-cell office:value-type="string" calcext:value-type="string">
            <text:p>[0.3832406323483925, 0.5545320115638867, 0.6503075268676678, 0.7769826826926074]</text:p>
          </table:table-cell>
          <table:table-cell office:value-type="string" calcext:value-type="string">
            <text:p>[0.29055313926130233, 0.5155849961118403, 0.6005665160848634, 0.7050405834910591]</text:p>
          </table:table-cell>
          <table:table-cell office:value-type="string" calcext:value-type="string">
            <text:p>[0.3309904841001875, 0.5154831469311567, 0.6081208147627014, 0.7163437749400418]</text:p>
          </table:table-cell>
          <table:table-cell office:value-type="string" calcext:value-type="string">
            <text:p>[0.3602433852778311, 0.5397143342977531, 0.6361530025149214, 0.7659561444810503]</text:p>
          </table:table-cell>
          <table:table-cell office:value-type="string" calcext:value-type="string">
            <text:p>[0.3498932767302522, 0.5177003916996068, 0.594927060203139, 0.6833807665089644]</text:p>
          </table:table-cell>
          <table:table-cell office:value-type="string" calcext:value-type="string">
            <text:p>[0.38728811044272055, 0.5386211610957993, 0.6196868422942171, 0.721914304814421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1408600489797484, 0.5124260448103003, 0.5954936095356304, 0.6885693633252347]</text:p>
          </table:table-cell>
          <table:table-cell office:value-type="string" calcext:value-type="string">
            <text:p>[0.2922043419413766, 0.5218910082720252, 0.608572924088647, 0.7269400297990701]</text:p>
          </table:table-cell>
          <table:table-cell office:value-type="string" calcext:value-type="string">
            <text:p>[0.3196272542832956, 0.5209997072729216, 0.6082592550685519, 0.7199251554481264]</text:p>
          </table:table-cell>
          <table:table-cell office:value-type="string" calcext:value-type="string">
            <text:p>[0.2890586689057046, 0.5182366108566419, 0.6099317457855375, 0.7196441760863203]</text:p>
          </table:table-cell>
          <table:table-cell office:value-type="string" calcext:value-type="string">
            <text:p>[0.30592525538107634, 0.5516457669592101, 0.6822378122863784, 0.857667066654583]</text:p>
          </table:table-cell>
          <table:table-cell office:value-type="string" calcext:value-type="string">
            <text:p>[0.3245308162755861, 0.515831798661666, 0.5940499493751203, 0.686931680725715]</text:p>
          </table:table-cell>
          <table:table-cell office:value-type="string" calcext:value-type="string">
            <text:p>[0.3709509917079545, 0.5293613056842422, 0.6200740313373474, 0.7253979706477788]</text:p>
          </table:table-cell>
          <table:table-cell office:value-type="string" calcext:value-type="string">
            <text:p>[0.2980922629167372, 0.519682101559195, 0.6158471193921289, 0.7308121400515716]</text:p>
          </table:table-cell>
          <table:table-cell office:value-type="string" calcext:value-type="string">
            <text:p>[0.3671607798686019, 0.5259996229776382, 0.6096823393297525, 0.713558794621401]</text:p>
          </table:table-cell>
          <table:table-cell office:value-type="string" calcext:value-type="string">
            <text:p>[0.3701591891841721, 0.5302048708081505, 0.6175825055692171, 0.7248145481183781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5466341515443023, 0.5360447143593572, 0.6319619275131712, 0.739183666531243]</text:p>
          </table:table-cell>
          <table:table-cell office:value-type="string" calcext:value-type="string">
            <text:p>[0.3306458112586149, 0.5457840703723237, 0.6434546606408517, 0.7690944749347934]</text:p>
          </table:table-cell>
          <table:table-cell office:value-type="string" calcext:value-type="string">
            <text:p>[0.4762559189497931, 0.5179397087376417, 0.5887586226588499, 0.6869601322174997]</text:p>
          </table:table-cell>
          <table:table-cell office:value-type="string" calcext:value-type="string">
            <text:p>[0.3400847249298203, 0.5271920440816696, 0.6144824827372305, 0.7293754215973715]</text:p>
          </table:table-cell>
          <table:table-cell office:value-type="string" calcext:value-type="string">
            <text:p>[0.3098278268928324, 0.5575070793232917, 0.6938173419002431, 0.8600582121928826]</text:p>
          </table:table-cell>
          <table:table-cell office:value-type="string" calcext:value-type="string">
            <text:p>[0.35854993548954, 0.538074747521074, 0.6358993168652073, 0.7630625919704573]</text:p>
          </table:table-cell>
          <table:table-cell office:value-type="string" calcext:value-type="string">
            <text:p>[0.3535747152716755, 0.5119479768713823, 0.5964514554613939, 0.7062090483440407]</text:p>
          </table:table-cell>
          <table:table-cell office:value-type="string" calcext:value-type="string">
            <text:p>[0.373424896788996, 0.5328831962121797, 0.6292990706979902, 0.7614739884706938]</text:p>
          </table:table-cell>
          <table:table-cell office:value-type="string" calcext:value-type="string">
            <text:p>[0.2907540454785482, 0.5200375289427979, 0.6100138423769556, 0.7122145078389858]</text:p>
          </table:table-cell>
          <table:table-cell office:value-type="string" calcext:value-type="string">
            <text:p>[0.4303816772380777, 0.5364636905914761, 0.617631190134428, 0.7231072690722912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953401836089913, 0.5410090005492995, 0.6363665959011877, 0.7746835438873179]</text:p>
          </table:table-cell>
          <table:table-cell office:value-type="string" calcext:value-type="string">
            <text:p>[0.447104716669138, 0.5493249009435729, 0.6447493182812081, 0.7636806898228409]</text:p>
          </table:table-cell>
          <table:table-cell office:value-type="string" calcext:value-type="string">
            <text:p>[0.40601322123333794, 0.5388428457659251, 0.63455605449082, 0.7681601031266873]</text:p>
          </table:table-cell>
          <table:table-cell office:value-type="string" calcext:value-type="string">
            <text:p>[0.4029605806719387, 0.5222555132727601, 0.6090640924728911, 0.7137663993589418]</text:p>
          </table:table-cell>
          <table:table-cell office:value-type="string" calcext:value-type="string">
            <text:p>[0.33436399164727115, 0.5346043058506792, 0.631805637711109, 0.7518686436275178]</text:p>
          </table:table-cell>
          <table:table-cell office:value-type="string" calcext:value-type="string">
            <text:p>[0.28798532544443645, 0.5167036887011874, 0.6037515077252316, 0.7161944172864335]</text:p>
          </table:table-cell>
          <table:table-cell office:value-type="string" calcext:value-type="string">
            <text:p>[0.4271335822412031, 0.5653897495420882, 0.6739892783278649, 0.8050157933317864]</text:p>
          </table:table-cell>
          <table:table-cell office:value-type="string" calcext:value-type="string">
            <text:p>[0.37136950444746286, 0.5112495149390176, 0.5926528053051592, 0.6933330984276792]</text:p>
          </table:table-cell>
          <table:table-cell office:value-type="string" calcext:value-type="string">
            <text:p>[0.4028803885329316, 0.5180220630471841, 0.5987670354697315, 0.7041267808117071]</text:p>
          </table:table-cell>
          <table:table-cell office:value-type="string" calcext:value-type="string">
            <text:p>[0.3518774019695456, 0.5225706197625827, 0.6133068992673131, 0.7317483729623568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7184609765636834, 0.522947277372616, 0.6049310040071514, 0.7153726528245179]</text:p>
          </table:table-cell>
          <table:table-cell office:value-type="string" calcext:value-type="string">
            <text:p>[0.3512203825135769, 0.5232469301211319, 0.6006651395151493, 0.6948302140069404]</text:p>
          </table:table-cell>
          <table:table-cell office:value-type="string" calcext:value-type="string">
            <text:p>[0.3671284654632612, 0.5196857229360512, 0.6085476513522073, 0.7202733795037598]</text:p>
          </table:table-cell>
          <table:table-cell office:value-type="string" calcext:value-type="string">
            <text:p>[0.3393290415525022, 0.5207219156126057, 0.6103782091893712, 0.7256803072793852]</text:p>
          </table:table-cell>
          <table:table-cell office:value-type="string" calcext:value-type="string">
            <text:p>[0.4695600758756989, 0.5202985181613878, 0.594829089204691, 0.6847863470571404]</text:p>
          </table:table-cell>
          <table:table-cell office:value-type="string" calcext:value-type="string">
            <text:p>[0.3537743444248575, 0.5230540550379054, 0.6098456055468374, 0.7138857111802697]</text:p>
          </table:table-cell>
          <table:table-cell office:value-type="string" calcext:value-type="string">
            <text:p>[0.35646982188776055, 0.5126347262929472, 0.5996726667130756, 0.7071182708971463]</text:p>
          </table:table-cell>
          <table:table-cell office:value-type="string" calcext:value-type="string">
            <text:p>[0.2890420801871744, 0.5068491715839194, 0.5892529616418121, 0.6918752275186709]</text:p>
          </table:table-cell>
          <table:table-cell office:value-type="string" calcext:value-type="string">
            <text:p>[0.3257576581225261, 0.5134856543402991, 0.5908633318703019, 0.6913804479411181]</text:p>
          </table:table-cell>
          <table:table-cell office:value-type="string" calcext:value-type="string">
            <text:p>[0.4901703897309455, 0.5379878445062255, 0.6234705716806009, 0.725739204999411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885866282202738, 0.5471682965537877, 0.6582099148464142, 0.7951309014127949]</text:p>
          </table:table-cell>
          <table:table-cell office:value-type="string" calcext:value-type="string">
            <text:p>[0.3739849411855476, 0.5115286116325675, 0.5913608132763057, 0.6871399483419665]</text:p>
          </table:table-cell>
          <table:table-cell office:value-type="string" calcext:value-type="string">
            <text:p>[0.32509782282675326, 0.5350886621156613, 0.6202947446770535, 0.7153064676732879]</text:p>
          </table:table-cell>
          <table:table-cell office:value-type="string" calcext:value-type="string">
            <text:p>[0.4226028930510334, 0.5280027396256365, 0.6097682962641894, 0.7084753450584118]</text:p>
          </table:table-cell>
          <table:table-cell office:value-type="string" calcext:value-type="string">
            <text:p>[0.5236599231462186, 0.5263682416122732, 0.6046136136439139, 0.700820361450054]</text:p>
          </table:table-cell>
          <table:table-cell office:value-type="string" calcext:value-type="string">
            <text:p>[0.3360114699335672, 0.5549475947509981, 0.6918908145775305, 0.8588566369409866]</text:p>
          </table:table-cell>
          <table:table-cell office:value-type="string" calcext:value-type="string">
            <text:p>[0.3953023982476996, 0.535020307753913, 0.6315381347822524, 0.7570160603536671]</text:p>
          </table:table-cell>
          <table:table-cell office:value-type="string" calcext:value-type="string">
            <text:p>[0.39101011813328546, 0.5176929656402812, 0.6012242876315402, 0.7215554458416709]</text:p>
          </table:table-cell>
          <table:table-cell office:value-type="string" calcext:value-type="string">
            <text:p>[0.44209904617629914, 0.5337487724002469, 0.6142432450697958, 0.7118725587080388]</text:p>
          </table:table-cell>
          <table:table-cell office:value-type="string" calcext:value-type="string">
            <text:p>[0.4560714616888943, 0.5509042219202481, 0.6429771976208297, 0.7527783458788958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599286724186299, 0.5197496287184811, 0.5974832392307142, 0.6971537524597732]</text:p>
          </table:table-cell>
          <table:table-cell office:value-type="string" calcext:value-type="string">
            <text:p>[0.5209488477757018, 0.5375099021900858, 0.6220037992769171, 0.7294197073002078]</text:p>
          </table:table-cell>
          <table:table-cell office:value-type="string" calcext:value-type="string">
            <text:p>[0.40692550129374244, 0.5335351817062002, 0.6213495339598843, 0.7392764547934869]</text:p>
          </table:table-cell>
          <table:table-cell office:value-type="string" calcext:value-type="string">
            <text:p>[0.41344329292797666, 0.5188003360659337, 0.599890216772738, 0.7054217649403479]</text:p>
          </table:table-cell>
          <table:table-cell office:value-type="string" calcext:value-type="string">
            <text:p>[0.37013985643126285, 0.5624677687435802, 0.6958788899746832, 0.8461673162797214]</text:p>
          </table:table-cell>
          <table:table-cell office:value-type="string" calcext:value-type="string">
            <text:p>[0.4845997013595134, 0.5623846195619615, 0.6677732930480913, 0.8046464342192234]</text:p>
          </table:table-cell>
          <table:table-cell office:value-type="string" calcext:value-type="string">
            <text:p>[0.3514331760707586, 0.5217385786581735, 0.6049742209175123, 0.7141168170500458]</text:p>
          </table:table-cell>
          <table:table-cell office:value-type="string" calcext:value-type="string">
            <text:p>[0.5209488477757018, 0.5375099021900858, 0.6220037992769171, 0.7294197073002078]</text:p>
          </table:table-cell>
          <table:table-cell office:value-type="string" calcext:value-type="string">
            <text:p>[0.3942238076787976, 0.581781793256808, 0.6943567844608111, 0.8275899402513085]</text:p>
          </table:table-cell>
          <table:table-cell office:value-type="string" calcext:value-type="string">
            <text:p>[0.4995531923538656, 0.5220893691630843, 0.6041548550538166, 0.70744568127312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809228245572885, 0.5205366498942234, 0.5982882413629448, 0.693661719570221]</text:p>
          </table:table-cell>
          <table:table-cell office:value-type="string" calcext:value-type="string">
            <text:p>[0.49853395766650044, 0.5305034667119453, 0.6135302733483097, 0.718881246603479]</text:p>
          </table:table-cell>
          <table:table-cell office:value-type="string" calcext:value-type="string">
            <text:p>[0.39954305624718767, 0.5219086362562645, 0.6122205087878938, 0.7347872448487539]</text:p>
          </table:table-cell>
          <table:table-cell office:value-type="string" calcext:value-type="string">
            <text:p>[0.4175701499001814, 0.5232759467858141, 0.6170563921522474, 0.7436309473025993]</text:p>
          </table:table-cell>
          <table:table-cell office:value-type="string" calcext:value-type="string">
            <text:p>[0.33056111270755073, 0.5078509054704909, 0.5887633559671721, 0.6871371914642488]</text:p>
          </table:table-cell>
          <table:table-cell office:value-type="string" calcext:value-type="string">
            <text:p>[0.4352447134648441, 0.5394898498686399, 0.6216743526765864, 0.7452599719764108]</text:p>
          </table:table-cell>
          <table:table-cell office:value-type="string" calcext:value-type="string">
            <text:p>[0.36559803702345245, 0.5359840993058793, 0.6348393946250969, 0.7620460954655947]</text:p>
          </table:table-cell>
          <table:table-cell office:value-type="string" calcext:value-type="string">
            <text:p>[0.5218986496285386, 0.5224342980893677, 0.5886414513951852, 0.6858833635724564]</text:p>
          </table:table-cell>
          <table:table-cell office:value-type="string" calcext:value-type="string">
            <text:p>[0.3505460242645055, 0.5152945196441459, 0.5914433516014667, 0.6919494305237333]</text:p>
          </table:table-cell>
          <table:table-cell office:value-type="string" calcext:value-type="string">
            <text:p>[0.4240844529569761, 0.5288598409520117, 0.6200731911479863, 0.7354492087817281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5056630565224587, 0.5212832001146072, 0.5968605512845099, 0.6925854157849958]</text:p>
          </table:table-cell>
          <table:table-cell office:value-type="string" calcext:value-type="string">
            <text:p>[0.3568342482415004, 0.5163205876323964, 0.5939798385304882, 0.6857846893477895]</text:p>
          </table:table-cell>
          <table:table-cell office:value-type="string" calcext:value-type="string">
            <text:p>[0.5200470624771988, 0.5242038025034398, 0.5972714675188056, 0.6866890323481124]</text:p>
          </table:table-cell>
          <table:table-cell office:value-type="string" calcext:value-type="string">
            <text:p>[0.45392467027197697, 0.5417918118668026, 0.6226866648816212, 0.7215145866287649]</text:p>
          </table:table-cell>
          <table:table-cell office:value-type="string" calcext:value-type="string">
            <text:p>[0.39283855275702584, 0.5296469070243517, 0.6153842487693343, 0.7203375549881944]</text:p>
          </table:table-cell>
          <table:table-cell office:value-type="string" calcext:value-type="string">
            <text:p>[0.40574531354847376, 0.526911138142059, 0.6208688599822336, 0.7486366211709521]</text:p>
          </table:table-cell>
          <table:table-cell office:value-type="string" calcext:value-type="string">
            <text:p>[0.5128107159196671, 0.5219123556605881, 0.5967049157415876, 0.688993475178924]</text:p>
          </table:table-cell>
          <table:table-cell office:value-type="string" calcext:value-type="string">
            <text:p>[0.5210493991083432, 0.5300582169292356, 0.6103489233532354, 0.7073913736714033]</text:p>
          </table:table-cell>
          <table:table-cell office:value-type="string" calcext:value-type="string">
            <text:p>[0.5229892886830545, 0.5567645823660374, 0.6454422554854273, 0.7629296640989768]</text:p>
          </table:table-cell>
          <table:table-cell office:value-type="string" calcext:value-type="string">
            <text:p>[0.4579624352739698, 0.5709086846928487, 0.709352137835823, 0.863235858554135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5203282495663145, 0.5253162334989724, 0.5985289475789727, 0.6869023519844765]</text:p>
          </table:table-cell>
          <table:table-cell office:value-type="string" calcext:value-type="string">
            <text:p>[0.5549658791291203, 0.5275842269004176, 0.5933609845869341, 0.6843562654807722]</text:p>
          </table:table-cell>
          <table:table-cell office:value-type="string" calcext:value-type="string">
            <text:p>[0.45938702674856313, 0.5230358235329218, 0.5971574769461985, 0.6846695951183137]</text:p>
          </table:table-cell>
          <table:table-cell office:value-type="string" calcext:value-type="string">
            <text:p>[0.5612606304351928, 0.5280963136392572, 0.5903546558942727, 0.6811809868649088]</text:p>
          </table:table-cell>
          <table:table-cell office:value-type="string" calcext:value-type="string">
            <text:p>[0.5558415749847433, 0.5303071029477453, 0.6012512438338821, 0.6900659896049327]</text:p>
          </table:table-cell>
          <table:table-cell office:value-type="string" calcext:value-type="string">
            <text:p>[0.47713534580608835, 0.5265808511290607, 0.5988052243196097, 0.6869798383803951]</text:p>
          </table:table-cell>
          <table:table-cell office:value-type="string" calcext:value-type="string">
            <text:p>[0.38893469916347345, 0.5259760958312197, 0.6007185465452188, 0.686031865102235]</text:p>
          </table:table-cell>
          <table:table-cell office:value-type="string" calcext:value-type="string">
            <text:p>[0.5212407888483029, 0.52437064566202, 0.5959477445459171, 0.6855164048905737]</text:p>
          </table:table-cell>
          <table:table-cell office:value-type="string" calcext:value-type="string">
            <text:p>[0.5474684805433515, 0.5368829552247613, 0.6083383834294857, 0.6954738400687562]</text:p>
          </table:table-cell>
          <table:table-cell office:value-type="string" calcext:value-type="string">
            <text:p>[0.5203282495663145, 0.5253162334989724, 0.5985289475789727, 0.6869023519844765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6']</text:p>
          </table:table-cell>
          <table:table-cell office:value-type="string" calcext:value-type="string">
            <text:p>['dh01']</text:p>
          </table:table-cell>
          <table:table-cell table:number-columns-repeated="2" office:value-type="string" calcext:value-type="string">
            <text:p>['dh06']</text:p>
          </table:table-cell>
          <table:table-cell table:number-columns-repeated="2" office:value-type="string" calcext:value-type="string">
            <text:p>['dh11']</text:p>
          </table:table-cell>
          <table:table-cell office:value-type="string" calcext:value-type="string">
            <text:p>['dh09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ap03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dh01', 'dh10']</text:p>
          </table:table-cell>
          <table:table-cell office:value-type="string" calcext:value-type="string">
            <text:p>['ap07', 'dh04']</text:p>
          </table:table-cell>
          <table:table-cell office:value-type="string" calcext:value-type="string">
            <text:p>['ap04', 'ap07']</text:p>
          </table:table-cell>
          <table:table-cell office:value-type="string" calcext:value-type="string">
            <text:p>['ap05', 'dh03']</text:p>
          </table:table-cell>
          <table:table-cell office:value-type="string" calcext:value-type="string">
            <text:p>['dh01', 'dh11']</text:p>
          </table:table-cell>
          <table:table-cell office:value-type="string" calcext:value-type="string">
            <text:p>['dh09', 'dh10']</text:p>
          </table:table-cell>
          <table:table-cell office:value-type="string" calcext:value-type="string">
            <text:p>['dh02', 'dh04']</text:p>
          </table:table-cell>
          <table:table-cell office:value-type="string" calcext:value-type="string">
            <text:p>['dh09', 'dh10']</text:p>
          </table:table-cell>
          <table:table-cell office:value-type="string" calcext:value-type="string">
            <text:p>['dh03', 'dh10']</text:p>
          </table:table-cell>
          <table:table-cell office:value-type="string" calcext:value-type="string">
            <text:p>['ap03', 'dh11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dh06', 'dh07', 'dh10']</text:p>
          </table:table-cell>
          <table:table-cell office:value-type="string" calcext:value-type="string">
            <text:p>['ap05', 'dh02', 'dh07']</text:p>
          </table:table-cell>
          <table:table-cell office:value-type="string" calcext:value-type="string">
            <text:p>['ap01', 'ap03', 'dh10']</text:p>
          </table:table-cell>
          <table:table-cell office:value-type="string" calcext:value-type="string">
            <text:p>['ap05', 'dh02', 'dh05']</text:p>
          </table:table-cell>
          <table:table-cell office:value-type="string" calcext:value-type="string">
            <text:p>['ap03', 'ap06', 'dh01']</text:p>
          </table:table-cell>
          <table:table-cell office:value-type="string" calcext:value-type="string">
            <text:p>['ap07', 'dh09', 'dh10']</text:p>
          </table:table-cell>
          <table:table-cell office:value-type="string" calcext:value-type="string">
            <text:p>['ap03', 'ap07', 'dh01']</text:p>
          </table:table-cell>
          <table:table-cell office:value-type="string" calcext:value-type="string">
            <text:p>['ap03', 'ap06', 'dh11']</text:p>
          </table:table-cell>
          <table:table-cell office:value-type="string" calcext:value-type="string">
            <text:p>['dh01', 'dh02', 'dh10']</text:p>
          </table:table-cell>
          <table:table-cell office:value-type="string" calcext:value-type="string">
            <text:p>['ap01', 'dh08', 'dh09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4', 'ap05', 'dh01', 'dh04']</text:p>
          </table:table-cell>
          <table:table-cell office:value-type="string" calcext:value-type="string">
            <text:p>['ap04', 'dh04', 'dh05', 'dh07']</text:p>
          </table:table-cell>
          <table:table-cell office:value-type="string" calcext:value-type="string">
            <text:p>['ap01', 'dh03', 'dh05', 'dh10']</text:p>
          </table:table-cell>
          <table:table-cell office:value-type="string" calcext:value-type="string">
            <text:p>['ap03', 'ap06', 'ap07', 'dh06']</text:p>
          </table:table-cell>
          <table:table-cell office:value-type="string" calcext:value-type="string">
            <text:p>['dh02', 'dh06', 'dh08', 'dh09']</text:p>
          </table:table-cell>
          <table:table-cell office:value-type="string" calcext:value-type="string">
            <text:p>['ap04', 'ap07', 'dh05', 'dh11']</text:p>
          </table:table-cell>
          <table:table-cell office:value-type="string" calcext:value-type="string">
            <text:p>['dh02', 'dh04', 'dh05', 'dh10']</text:p>
          </table:table-cell>
          <table:table-cell office:value-type="string" calcext:value-type="string">
            <text:p>['dh02', 'dh07', 'dh08', 'dh10']</text:p>
          </table:table-cell>
          <table:table-cell office:value-type="string" calcext:value-type="string">
            <text:p>['dh07', 'dh08', 'dh09', 'dh11']</text:p>
          </table:table-cell>
          <table:table-cell office:value-type="string" calcext:value-type="string">
            <text:p>['ap04', 'ap05', 'dh06', 'dh09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ap03', 'dh01', 'dh02', 'dh06']</text:p>
          </table:table-cell>
          <table:table-cell office:value-type="string" calcext:value-type="string">
            <text:p>['ap01', 'ap07', 'dh03', 'dh07', 'dh08']</text:p>
          </table:table-cell>
          <table:table-cell office:value-type="string" calcext:value-type="string">
            <text:p>['ap06', 'ap07', 'dh01', 'dh05', 'dh11']</text:p>
          </table:table-cell>
          <table:table-cell office:value-type="string" calcext:value-type="string">
            <text:p>['ap04', 'dh05', 'dh06', 'dh07', 'dh10']</text:p>
          </table:table-cell>
          <table:table-cell office:value-type="string" calcext:value-type="string">
            <text:p>['dh01', 'dh05', 'dh06', 'dh07', 'dh09']</text:p>
          </table:table-cell>
          <table:table-cell office:value-type="string" calcext:value-type="string">
            <text:p>['ap04', 'dh01', 'dh03', 'dh05', 'dh07']</text:p>
          </table:table-cell>
          <table:table-cell office:value-type="string" calcext:value-type="string">
            <text:p>['dh04', 'dh05', 'dh06', 'dh09', 'dh10']</text:p>
          </table:table-cell>
          <table:table-cell office:value-type="string" calcext:value-type="string">
            <text:p>['ap04', 'dh03', 'dh05', 'dh08', 'dh11']</text:p>
          </table:table-cell>
          <table:table-cell office:value-type="string" calcext:value-type="string">
            <text:p>['ap03', 'dh01', 'dh02', 'dh05', 'dh11']</text:p>
          </table:table-cell>
          <table:table-cell office:value-type="string" calcext:value-type="string">
            <text:p>['ap01', 'ap05', 'dh01', 'dh06', 'dh10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4', 'dh03', 'dh05', 'dh06', 'dh09', 'dh10']</text:p>
          </table:table-cell>
          <table:table-cell office:value-type="string" calcext:value-type="string">
            <text:p>['ap05', 'dh01', 'dh02', 'dh06', 'dh09', 'dh11']</text:p>
          </table:table-cell>
          <table:table-cell office:value-type="string" calcext:value-type="string">
            <text:p>['ap03', 'ap07', 'dh01', 'dh04', 'dh05', 'dh07']</text:p>
          </table:table-cell>
          <table:table-cell office:value-type="string" calcext:value-type="string">
            <text:p>['ap01', 'ap05', 'ap07', 'dh01', 'dh04', 'dh11']</text:p>
          </table:table-cell>
          <table:table-cell office:value-type="string" calcext:value-type="string">
            <text:p>['ap05', 'ap06', 'ap07', 'dh01', 'dh03', 'dh05']</text:p>
          </table:table-cell>
          <table:table-cell office:value-type="string" calcext:value-type="string">
            <text:p>['ap01', 'ap03', 'dh04', 'dh08', 'dh10', 'dh11']</text:p>
          </table:table-cell>
          <table:table-cell office:value-type="string" calcext:value-type="string">
            <text:p>['ap03', 'ap05', 'dh01', 'dh04', 'dh06', 'dh10']</text:p>
          </table:table-cell>
          <table:table-cell office:value-type="string" calcext:value-type="string">
            <text:p>['ap01', 'ap03', 'ap04', 'ap05', 'dh03', 'dh07']</text:p>
          </table:table-cell>
          <table:table-cell office:value-type="string" calcext:value-type="string">
            <text:p>['ap01', 'ap06', 'dh02', 'dh03', 'dh08', 'dh11']</text:p>
          </table:table-cell>
          <table:table-cell office:value-type="string" calcext:value-type="string">
            <text:p>['ap01', 'ap06', 'ap07', 'dh01', 'dh03', 'dh06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7', 'dh02', 'dh03', 'dh07', 'dh08', 'dh09']</text:p>
          </table:table-cell>
          <table:table-cell office:value-type="string" calcext:value-type="string">
            <text:p>['ap01', 'ap07', 'dh01', 'dh04', 'dh06', 'dh10', 'dh11']</text:p>
          </table:table-cell>
          <table:table-cell office:value-type="string" calcext:value-type="string">
            <text:p>['ap03', 'ap05', 'ap06', 'dh02', 'dh03', 'dh08', 'dh09']</text:p>
          </table:table-cell>
          <table:table-cell office:value-type="string" calcext:value-type="string">
            <text:p>['ap04', 'ap06', 'dh03', 'dh05', 'dh06', 'dh07', 'dh10']</text:p>
          </table:table-cell>
          <table:table-cell office:value-type="string" calcext:value-type="string">
            <text:p>['ap04', 'ap07', 'dh04', 'dh07', 'dh09', 'dh10', 'dh11']</text:p>
          </table:table-cell>
          <table:table-cell office:value-type="string" calcext:value-type="string">
            <text:p>['ap01', 'ap06', 'dh02', 'dh03', 'dh04', 'dh05', 'dh11']</text:p>
          </table:table-cell>
          <table:table-cell office:value-type="string" calcext:value-type="string">
            <text:p>['ap01', 'ap04', 'ap05', 'dh01', 'dh05', 'dh06', 'dh09']</text:p>
          </table:table-cell>
          <table:table-cell office:value-type="string" calcext:value-type="string">
            <text:p>['ap03', 'ap04', 'ap06', 'dh03', 'dh04', 'dh09', 'dh10']</text:p>
          </table:table-cell>
          <table:table-cell office:value-type="string" calcext:value-type="string">
            <text:p>['ap07', 'dh01', 'dh02', 'dh04', 'dh05', 'dh07', 'dh09']</text:p>
          </table:table-cell>
          <table:table-cell office:value-type="string" calcext:value-type="string">
            <text:p>['ap03', 'ap04', 'ap07', 'dh02', 'dh04', 'dh10', 'dh11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4', 'dh01', 'dh02', 'dh05', 'dh06', 'dh09', 'dh10']</text:p>
          </table:table-cell>
          <table:table-cell office:value-type="string" calcext:value-type="string">
            <text:p>['ap01', 'ap05', 'dh03', 'dh04', 'dh06', 'dh07', 'dh08', 'dh11']</text:p>
          </table:table-cell>
          <table:table-cell office:value-type="string" calcext:value-type="string">
            <text:p>['ap01', 'ap06', 'ap07', 'dh03', 'dh04', 'dh05', 'dh06', 'dh09']</text:p>
          </table:table-cell>
          <table:table-cell office:value-type="string" calcext:value-type="string">
            <text:p>['ap01', 'ap06', 'dh01', 'dh03', 'dh06', 'dh08', 'dh09', 'dh10']</text:p>
          </table:table-cell>
          <table:table-cell office:value-type="string" calcext:value-type="string">
            <text:p>['ap03', 'ap05', 'ap06', 'dh03', 'dh04', 'dh05', 'dh08', 'dh11']</text:p>
          </table:table-cell>
          <table:table-cell office:value-type="string" calcext:value-type="string">
            <text:p>['ap03', 'ap04', 'dh01', 'dh03', 'dh05', 'dh07', 'dh09', 'dh11']</text:p>
          </table:table-cell>
          <table:table-cell office:value-type="string" calcext:value-type="string">
            <text:p>['ap03', 'ap05', 'ap07', 'dh01', 'dh02', 'dh05', 'dh08', 'dh10']</text:p>
          </table:table-cell>
          <table:table-cell office:value-type="string" calcext:value-type="string">
            <text:p>['ap05', 'dh02', 'dh03', 'dh04', 'dh05', 'dh06', 'dh10', 'dh11']</text:p>
          </table:table-cell>
          <table:table-cell office:value-type="string" calcext:value-type="string">
            <text:p>['ap01', 'ap04', 'ap05', 'ap06', 'dh01', 'dh02', 'dh04', 'dh09']</text:p>
          </table:table-cell>
          <table:table-cell office:value-type="string" calcext:value-type="string">
            <text:p>['ap04', 'ap05', 'ap07', 'dh01', 'dh04', 'dh07', 'dh08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3', 'ap07', 'dh01', 'dh03', 'dh05', 'dh06', 'dh07', 'dh11']</text:p>
          </table:table-cell>
          <table:table-cell office:value-type="string" calcext:value-type="string">
            <text:p>['ap01', 'ap03', 'ap05', 'ap06', 'dh02', 'dh05', 'dh09', 'dh10', 'dh11']</text:p>
          </table:table-cell>
          <table:table-cell office:value-type="string" calcext:value-type="string">
            <text:p>['ap03', 'ap04', 'ap05', 'ap06', 'ap07', 'dh04', 'dh06', 'dh07', 'dh08']</text:p>
          </table:table-cell>
          <table:table-cell office:value-type="string" calcext:value-type="string">
            <text:p>['ap03', 'ap04', 'ap05', 'dh02', 'dh04', 'dh05', 'dh07', 'dh10', 'dh11']</text:p>
          </table:table-cell>
          <table:table-cell office:value-type="string" calcext:value-type="string">
            <text:p>['ap03', 'ap05', 'ap06', 'dh01', 'dh02', 'dh04', 'dh05', 'dh08', 'dh11']</text:p>
          </table:table-cell>
          <table:table-cell office:value-type="string" calcext:value-type="string">
            <text:p>['ap01', 'ap04', 'ap06', 'dh02', 'dh03', 'dh04', 'dh08', 'dh09', 'dh11']</text:p>
          </table:table-cell>
          <table:table-cell office:value-type="string" calcext:value-type="string">
            <text:p>['ap04', 'ap06', 'dh01', 'dh02', 'dh04', 'dh06', 'dh07', 'dh08', 'dh10']</text:p>
          </table:table-cell>
          <table:table-cell office:value-type="string" calcext:value-type="string">
            <text:p>['ap04', 'ap05', 'ap07', 'dh04', 'dh06', 'dh07', 'dh09', 'dh10', 'dh11']</text:p>
          </table:table-cell>
          <table:table-cell office:value-type="string" calcext:value-type="string">
            <text:p>['ap01', 'ap06', 'dh01', 'dh02', 'dh03', 'dh05', 'dh06', 'dh07', 'dh10']</text:p>
          </table:table-cell>
          <table:table-cell office:value-type="string" calcext:value-type="string">
            <text:p>['ap01', 'ap04', 'ap05', 'ap06', 'ap07', 'dh01', 'dh03', 'dh04', 'dh09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4', 'ap06', 'ap07', 'dh02', 'dh04', 'dh07', 'dh08', 'dh10', 'dh11']</text:p>
          </table:table-cell>
          <table:table-cell office:value-type="string" calcext:value-type="string">
            <text:p>['ap01', 'ap04', 'ap05', 'ap06', 'ap07', 'dh01', 'dh04', 'dh05', 'dh09', 'dh10']</text:p>
          </table:table-cell>
          <table:table-cell office:value-type="string" calcext:value-type="string">
            <text:p>['ap01', 'ap03', 'ap04', 'ap06', 'ap07', 'dh01', 'dh07', 'dh08', 'dh10', 'dh11']</text:p>
          </table:table-cell>
          <table:table-cell office:value-type="string" calcext:value-type="string">
            <text:p>['ap01', 'ap03', 'ap04', 'ap06', 'ap07', 'dh01', 'dh03', 'dh05', 'dh06', 'dh08']</text:p>
          </table:table-cell>
          <table:table-cell office:value-type="string" calcext:value-type="string">
            <text:p>['ap04', 'ap05', 'dh02', 'dh03', 'dh04', 'dh06', 'dh07', 'dh08', 'dh09', 'dh10']</text:p>
          </table:table-cell>
          <table:table-cell office:value-type="string" calcext:value-type="string">
            <text:p>['ap05', 'dh01', 'dh04', 'dh05', 'dh06', 'dh07', 'dh08', 'dh09', 'dh10', 'dh11']</text:p>
          </table:table-cell>
          <table:table-cell office:value-type="string" calcext:value-type="string">
            <text:p>['ap01', 'ap04', 'ap06', 'ap07', 'dh02', 'dh05', 'dh07', 'dh08', 'dh09', 'dh10']</text:p>
          </table:table-cell>
          <table:table-cell office:value-type="string" calcext:value-type="string">
            <text:p>['ap03', 'ap04', 'ap05', 'ap06', 'dh02', 'dh05', 'dh06', 'dh07', 'dh08', 'dh10']</text:p>
          </table:table-cell>
          <table:table-cell office:value-type="string" calcext:value-type="string">
            <text:p>['ap01', 'ap03', 'ap04', 'ap06', 'ap07', 'dh01', 'dh04', 'dh06', 'dh08', 'dh10']</text:p>
          </table:table-cell>
          <table:table-cell office:value-type="string" calcext:value-type="string">
            <text:p>['ap01', 'ap05', 'ap07', 'dh01', 'dh02', 'dh04', 'dh05', 'dh06', 'dh08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4', 'ap05', 'ap06', 'dh02', 'dh03', 'dh04', 'dh05', 'dh06', 'dh07', 'dh09']</text:p>
          </table:table-cell>
          <table:table-cell office:value-type="string" calcext:value-type="string">
            <text:p>['ap01', 'ap03', 'ap05', 'ap06', 'ap07', 'dh01', 'dh02', 'dh03', 'dh04', 'dh07', 'dh09']</text:p>
          </table:table-cell>
          <table:table-cell office:value-type="string" calcext:value-type="string">
            <text:p>['ap01', 'ap03', 'ap04', 'ap05', 'ap06', 'dh04', 'dh05', 'dh06', 'dh08', 'dh09', 'dh11']</text:p>
          </table:table-cell>
          <table:table-cell office:value-type="string" calcext:value-type="string">
            <text:p>['ap01', 'ap05', 'ap07', 'dh03', 'dh04', 'dh05', 'dh06', 'dh07', 'dh08', 'dh09', 'dh11']</text:p>
          </table:table-cell>
          <table:table-cell office:value-type="string" calcext:value-type="string">
            <text:p>['ap01', 'ap03', 'ap04', 'ap05', 'ap06', 'ap07', 'dh02', 'dh04', 'dh06', 'dh07', 'dh10']</text:p>
          </table:table-cell>
          <table:table-cell office:value-type="string" calcext:value-type="string">
            <text:p>['ap03', 'ap05', 'ap06', 'ap07', 'dh02', 'dh03', 'dh05', 'dh06', 'dh08', 'dh10', 'dh11']</text:p>
          </table:table-cell>
          <table:table-cell office:value-type="string" calcext:value-type="string">
            <text:p>['ap01', 'ap03', 'ap05', 'ap07', 'dh02', 'dh03', 'dh04', 'dh05', 'dh06', 'dh08', 'dh09']</text:p>
          </table:table-cell>
          <table:table-cell office:value-type="string" calcext:value-type="string">
            <text:p>['ap01', 'ap03', 'ap06', 'dh02', 'dh03', 'dh04', 'dh05', 'dh06', 'dh07', 'dh09', 'dh10']</text:p>
          </table:table-cell>
          <table:table-cell office:value-type="string" calcext:value-type="string">
            <text:p>['ap01', 'ap03', 'ap04', 'dh02', 'dh03', 'dh05', 'dh06', 'dh07', 'dh08', 'dh10', 'dh11']</text:p>
          </table:table-cell>
          <table:table-cell office:value-type="string" calcext:value-type="string">
            <text:p>['ap01', 'ap03', 'ap04', 'ap05', 'ap06', 'ap07', 'dh01', 'dh02', 'dh05', 'dh08', 'dh10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4', 'ap05', 'ap07', 'dh01', 'dh02', 'dh03', 'dh05', 'dh06', 'dh08', 'dh09', 'dh11']</text:p>
          </table:table-cell>
          <table:table-cell office:value-type="string" calcext:value-type="string">
            <text:p>['ap03', 'ap04', 'ap05', 'ap06', 'dh01', 'dh02', 'dh03', 'dh04', 'dh06', 'dh07', 'dh10', 'dh11']</text:p>
          </table:table-cell>
          <table:table-cell office:value-type="string" calcext:value-type="string">
            <text:p>['ap01', 'ap04', 'dh01', 'dh02', 'dh03', 'dh04', 'dh05', 'dh06', 'dh07', 'dh09', 'dh10', 'dh11']</text:p>
          </table:table-cell>
          <table:table-cell office:value-type="string" calcext:value-type="string">
            <text:p>['ap01', 'ap03', 'ap04', 'ap05', 'ap07', 'dh01', 'dh02', 'dh04', 'dh06', 'dh07', 'dh08', 'dh10']</text:p>
          </table:table-cell>
          <table:table-cell office:value-type="string" calcext:value-type="string">
            <text:p>['ap01', 'ap03', 'ap04', 'ap05', 'ap06', 'ap07', 'dh02', 'dh03', 'dh05', 'dh06', 'dh10', 'dh11']</text:p>
          </table:table-cell>
          <table:table-cell office:value-type="string" calcext:value-type="string">
            <text:p>['ap01', 'ap04', 'ap05', 'dh02', 'dh03', 'dh04', 'dh05', 'dh06', 'dh08', 'dh09', 'dh10', 'dh11']</text:p>
          </table:table-cell>
          <table:table-cell office:value-type="string" calcext:value-type="string">
            <text:p>['ap01', 'ap04', 'ap05', 'ap07', 'dh01', 'dh02', 'dh05', 'dh06', 'dh07', 'dh09', 'dh10', 'dh11']</text:p>
          </table:table-cell>
          <table:table-cell office:value-type="string" calcext:value-type="string">
            <text:p>['ap01', 'ap03', 'ap04', 'ap05', 'ap07', 'dh01', 'dh03', 'dh07', 'dh08', 'dh09', 'dh10', 'dh11']</text:p>
          </table:table-cell>
          <table:table-cell office:value-type="string" calcext:value-type="string">
            <text:p>['ap03', 'ap04', 'ap06', 'ap07', 'dh01', 'dh02', 'dh03', 'dh04', 'dh05', 'dh07', 'dh10', 'dh11']</text:p>
          </table:table-cell>
          <table:table-cell office:value-type="string" calcext:value-type="string">
            <text:p>['ap01', 'ap03', 'ap04', 'ap06', 'ap07', 'dh02', 'dh04', 'dh05', 'dh06', 'dh07', 'dh08', 'dh09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4', 'ap05', 'ap06', 'ap07', 'dh01', 'dh03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9', 'dh11']</text:p>
          </table:table-cell>
          <table:table-cell office:value-type="string" calcext:value-type="string">
            <text:p>['ap01', 'ap03', 'ap04', 'ap06', 'ap07', 'dh01', 'dh02', 'dh03', 'dh07', 'dh08', 'dh09', 'dh10', 'dh11']</text:p>
          </table:table-cell>
          <table:table-cell office:value-type="string" calcext:value-type="string">
            <text:p>['ap03', 'ap04', 'ap05', 'ap07', 'dh01', 'dh02', 'dh05', 'dh06', 'dh07', 'dh08', 'dh09', 'dh10', 'dh11']</text:p>
          </table:table-cell>
          <table:table-cell office:value-type="string" calcext:value-type="string">
            <text:p>['ap01', 'ap04', 'ap05', 'ap07', 'dh03', 'dh04', 'dh05', 'dh06', 'dh07', 'dh08', 'dh09', 'dh10', 'dh11']</text:p>
          </table:table-cell>
          <table:table-cell office:value-type="string" calcext:value-type="string">
            <text:p>['ap03', 'ap04', 'ap05', 'ap06', 'ap07', 'dh01', 'dh03', 'dh04', 'dh05', 'dh07', 'dh08', 'dh09', 'dh11']</text:p>
          </table:table-cell>
          <table:table-cell office:value-type="string" calcext:value-type="string">
            <text:p>['ap01', 'ap04', 'ap05', 'ap07', 'dh01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9', 'dh11']</text:p>
          </table:table-cell>
          <table:table-cell office:value-type="string" calcext:value-type="string">
            <text:p>['ap01', 'ap04', 'ap06', 'ap07', 'dh01', 'dh03', 'dh04', 'dh05', 'dh07', 'dh08', 'dh09', 'dh10', 'dh11']</text:p>
          </table:table-cell>
          <table:table-cell office:value-type="string" calcext:value-type="string">
            <text:p>['ap01', 'ap03', 'ap04', 'ap05', 'ap06', 'ap07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3', 'ap04', 'ap05', 'ap06', 'ap07', 'dh01', 'dh02', 'dh03', 'dh04', 'dh05', 'dh06', 'dh07', 'dh08', 'dh11']</text:p>
          </table:table-cell>
          <table:table-cell office:value-type="string" calcext:value-type="string">
            <text:p>['ap03', 'ap04', 'ap05', 'ap06', 'ap07', 'dh01', 'dh02', 'dh03', 'dh05', 'dh06', 'dh07', 'dh09', 'dh10', 'dh11']</text:p>
          </table:table-cell>
          <table:table-cell office:value-type="string" calcext:value-type="string">
            <text:p>['ap01', 'ap03', 'ap04', 'ap05', 'ap07', 'dh01', 'dh02', 'dh03', 'dh04', 'dh05', 'dh06', 'dh08', 'dh09', 'dh10']</text:p>
          </table:table-cell>
          <table:table-cell office:value-type="string" calcext:value-type="string">
            <text:p>['ap01', 'ap03', 'ap04', 'ap05', 'ap07', 'dh01', 'dh02', 'dh03', 'dh04', 'dh06', 'dh07', 'dh09', 'dh10', 'dh11']</text:p>
          </table:table-cell>
          <table:table-cell office:value-type="string" calcext:value-type="string">
            <text:p>['ap01', 'ap03', 'ap04', 'ap05', 'dh01', 'dh02', 'dh03', 'dh04', 'dh06', 'dh07', 'dh08', 'dh09', 'dh10', 'dh11']</text:p>
          </table:table-cell>
          <table:table-cell office:value-type="string" calcext:value-type="string">
            <text:p>['ap01', 'ap03', 'ap04', 'ap06', 'ap07', 'dh02', 'dh03', 'dh04', 'dh05', 'dh06', 'dh07', 'dh08', 'dh09', 'dh11']</text:p>
          </table:table-cell>
          <table:table-cell office:value-type="string" calcext:value-type="string">
            <text:p>['ap01', 'ap03', 'ap05', 'ap06', 'ap07', 'dh01', 'dh02', 'dh03', 'dh04', 'dh05', 'dh07', 'dh08', 'dh09', 'dh11']</text:p>
          </table:table-cell>
          <table:table-cell office:value-type="string" calcext:value-type="string">
            <text:p>['ap01', 'ap03', 'ap04', 'ap05', 'ap06', 'ap07', 'dh02', 'dh03', 'dh04', 'dh05', 'dh08', 'dh09', 'dh10', 'dh11']</text:p>
          </table:table-cell>
          <table:table-cell office:value-type="string" calcext:value-type="string">
            <text:p>['ap01', 'ap03', 'ap06', 'ap07', 'dh02', 'dh03', 'dh04', 'dh05', 'dh06', 'dh07', 'dh08', 'dh09', 'dh10', 'dh11']</text:p>
          </table:table-cell>
          <table:table-cell office:value-type="string" calcext:value-type="string">
            <text:p>['ap01', 'ap03', 'ap04', 'ap05', 'ap07', 'dh02', 'dh03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4', 'dh05', 'dh07', 'dh08', 'dh09', 'dh10', 'dh11']</text:p>
          </table:table-cell>
          <table:table-cell office:value-type="string" calcext:value-type="string">
            <text:p>['ap01', 'ap03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8', 'dh09', 'dh10', 'dh11']</text:p>
          </table:table-cell>
          <table:table-cell office:value-type="string" calcext:value-type="string">
            <text:p>['ap01', 'ap04', 'ap05', 'ap06', 'ap07', 'dh01', 'dh02', 'dh03', 'dh04', 'dh05', 'dh06', 'dh07', 'dh09', 'dh10', 'dh11']</text:p>
          </table:table-cell>
          <table:table-cell office:value-type="string" calcext:value-type="string">
            <text:p>['ap01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10', 'dh11']</text:p>
          </table:table-cell>
          <table:table-cell office:value-type="string" calcext:value-type="string">
            <text:p>['ap01', 'ap03', 'ap04', 'ap05', 'ap06', 'ap07', 'dh01', 'dh02', 'dh03', 'dh04', 'dh05', 'dh06', 'dh07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]</text:p>
          </table:table-cell>
          <table:table-cell office:value-type="string" calcext:value-type="string">
            <text:p>['ap01', 'ap04', 'ap05', 'ap06', 'ap07', 'dh01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